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hell Dlg" svg:font-family="'MS Shell Dlg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402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1.8in"/>
    </style:style>
    <style:style style:name="co4" style:family="table-column">
      <style:table-column-properties fo:break-before="auto" style:column-width="2.2173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0118in"/>
    </style:style>
    <style:style style:name="co7" style:family="table-column">
      <style:table-column-properties fo:break-before="auto" style:column-width="1.4854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3.3016in"/>
    </style:style>
    <style:style style:name="co11" style:family="table-column">
      <style:table-column-properties fo:break-before="auto" style:column-width="1.6382in"/>
    </style:style>
    <style:style style:name="co12" style:family="table-column">
      <style:table-column-properties fo:break-before="auto" style:column-width="1.6626in"/>
    </style:style>
    <style:style style:name="co13" style:family="table-column">
      <style:table-column-properties fo:break-before="auto" style:column-width="1.1925in"/>
    </style:style>
    <style:style style:name="co14" style:family="table-column">
      <style:table-column-properties fo:break-before="auto" style:column-width="1.278in"/>
    </style:style>
    <style:style style:name="co15" style:family="table-column">
      <style:table-column-properties fo:break-before="auto" style:column-width="1.7583in"/>
    </style:style>
    <style:style style:name="co16" style:family="table-column">
      <style:table-column-properties fo:break-before="auto" style:column-width="2.3618in"/>
    </style:style>
    <style:style style:name="co17" style:family="table-column">
      <style:table-column-properties fo:break-before="auto" style:column-width="1.5654in"/>
    </style:style>
    <style:style style:name="co18" style:family="table-column">
      <style:table-column-properties fo:break-before="auto" style:column-width="1.4764in"/>
    </style:style>
    <style:style style:name="co19" style:family="table-column">
      <style:table-column-properties fo:break-before="auto" style:column-width="2.989in"/>
    </style:style>
    <style:style style:name="co20" style:family="table-column">
      <style:table-column-properties fo:break-before="auto" style:column-width="2.0646in"/>
    </style:style>
    <style:style style:name="co21" style:family="table-column">
      <style:table-column-properties fo:break-before="auto" style:column-width="1.9791in"/>
    </style:style>
    <style:style style:name="co22" style:family="table-column">
      <style:table-column-properties fo:break-before="auto" style:column-width="2.9717in"/>
    </style:style>
    <style:style style:name="co23" style:family="table-column">
      <style:table-column-properties fo:break-before="auto" style:column-width="2.1756in"/>
    </style:style>
    <style:style style:name="co24" style:family="table-column">
      <style:table-column-properties fo:break-before="auto" style:column-width="3.7799in"/>
    </style:style>
    <style:style style:name="co25" style:family="table-column">
      <style:table-column-properties fo:break-before="auto" style:column-width="1.728in"/>
    </style:style>
    <style:style style:name="co26" style:family="table-column">
      <style:table-column-properties fo:break-before="auto" style:column-width="2.6126in"/>
    </style:style>
    <style:style style:name="co27" style:family="table-column">
      <style:table-column-properties fo:break-before="auto" style:column-width="1.0071in"/>
    </style:style>
    <style:style style:name="co28" style:family="table-column">
      <style:table-column-properties fo:break-before="auto" style:column-width="1.4327in"/>
    </style:style>
    <style:style style:name="co29" style:family="table-column">
      <style:table-column-properties fo:break-before="auto" style:column-width="3.7035in"/>
    </style:style>
    <style:style style:name="co30" style:family="table-column">
      <style:table-column-properties fo:break-before="auto" style:column-width="2.3217in"/>
    </style:style>
    <style:style style:name="co31" style:family="table-column">
      <style:table-column-properties fo:break-before="auto" style:column-width="2.6437in"/>
    </style:style>
    <style:style style:name="co32" style:family="table-column">
      <style:table-column-properties fo:break-before="auto" style:column-width="1.8917in"/>
    </style:style>
    <style:style style:name="co33" style:family="table-column">
      <style:table-column-properties fo:break-before="auto" style:column-width="2.3264in"/>
    </style:style>
    <style:style style:name="co34" style:family="table-column">
      <style:table-column-properties fo:break-before="auto" style:column-width="1.9902in"/>
    </style:style>
    <style:style style:name="co35" style:family="table-column">
      <style:table-column-properties fo:break-before="auto" style:column-width="1.0264in"/>
    </style:style>
    <style:style style:name="co36" style:family="table-column">
      <style:table-column-properties fo:break-before="auto" style:column-width="3.748in"/>
    </style:style>
    <style:style style:name="co37" style:family="table-column">
      <style:table-column-properties fo:break-before="auto" style:column-width="1.6839in"/>
    </style:style>
    <style:style style:name="co38" style:family="table-column">
      <style:table-column-properties fo:break-before="auto" style:column-width="4.3244in"/>
    </style:style>
    <style:style style:name="co39" style:family="table-column">
      <style:table-column-properties fo:break-before="auto" style:column-width="3.5417in"/>
    </style:style>
    <style:style style:name="co40" style:family="table-column">
      <style:table-column-properties fo:break-before="auto" style:column-width="1.4744in"/>
    </style:style>
    <style:style style:name="co41" style:family="table-column">
      <style:table-column-properties fo:break-before="auto" style:column-width="2.0665in"/>
    </style:style>
    <style:style style:name="co42" style:family="table-column">
      <style:table-column-properties fo:break-before="auto" style:column-width="3.0465in"/>
    </style:style>
    <style:style style:name="co43" style:family="table-column">
      <style:table-column-properties fo:break-before="auto" style:column-width="2.8701in"/>
    </style:style>
    <style:style style:name="co44" style:family="table-column">
      <style:table-column-properties fo:break-before="auto" style:column-width="5.3256in"/>
    </style:style>
    <style:style style:name="co45" style:family="table-column">
      <style:table-column-properties fo:break-before="auto" style:column-width="2.1846in"/>
    </style:style>
    <style:style style:name="co46" style:family="table-column">
      <style:table-column-properties fo:break-before="auto" style:column-width="2.0937in"/>
    </style:style>
    <style:style style:name="co47" style:family="table-column">
      <style:table-column-properties fo:break-before="auto" style:column-width="2.4in"/>
    </style:style>
    <style:style style:name="co48" style:family="table-column">
      <style:table-column-properties fo:break-before="auto" style:column-width="2.272in"/>
    </style:style>
    <style:style style:name="co49" style:family="table-column">
      <style:table-column-properties fo:break-before="auto" style:column-width="1.7874in"/>
    </style:style>
    <style:style style:name="co50" style:family="table-column">
      <style:table-column-properties fo:break-before="auto" style:column-width="3.5201in"/>
    </style:style>
    <style:style style:name="co51" style:family="table-column">
      <style:table-column-properties fo:break-before="auto" style:column-width="1.8535in"/>
    </style:style>
    <style:style style:name="co52" style:family="table-column">
      <style:table-column-properties fo:break-before="auto" style:column-width="3.098in"/>
    </style:style>
    <style:style style:name="co53" style:family="table-column">
      <style:table-column-properties fo:break-before="auto" style:column-width="1.9138in"/>
    </style:style>
    <style:style style:name="co54" style:family="table-column">
      <style:table-column-properties fo:break-before="auto" style:column-width="8.3028in"/>
    </style:style>
    <style:style style:name="co55" style:family="table-column">
      <style:table-column-properties fo:break-before="auto" style:column-width="2.172in"/>
    </style:style>
    <style:style style:name="co56" style:family="table-column">
      <style:table-column-properties fo:break-before="auto" style:column-width="1.5965in"/>
    </style:style>
    <style:style style:name="co57" style:family="table-column">
      <style:table-column-properties fo:break-before="auto" style:column-width="3.8484in"/>
    </style:style>
    <style:style style:name="co58" style:family="table-column">
      <style:table-column-properties fo:break-before="auto" style:column-width="9.9236in"/>
    </style:style>
    <style:style style:name="co59" style:family="table-column">
      <style:table-column-properties fo:break-before="auto" style:column-width="3.048in"/>
    </style:style>
    <style:style style:name="co60" style:family="table-column">
      <style:table-column-properties fo:break-before="auto" style:column-width="1.628in"/>
    </style:style>
    <style:style style:name="co61" style:family="table-column">
      <style:table-column-properties fo:break-before="auto" style:column-width="4.9165in"/>
    </style:style>
    <style:style style:name="co62" style:family="table-column">
      <style:table-column-properties fo:break-before="auto" style:column-width="1.7752in"/>
    </style:style>
    <style:style style:name="co63" style:family="table-column">
      <style:table-column-properties fo:break-before="auto" style:column-width="2.3516in"/>
    </style:style>
    <style:style style:name="co64" style:family="table-column">
      <style:table-column-properties fo:break-before="auto" style:column-width="9.9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7827in" fo:break-before="auto" style:use-optimal-row-height="fals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3484in" fo:break-before="auto" style:use-optimal-row-height="false"/>
    </style:style>
    <style:style style:name="ro6" style:family="table-row">
      <style:table-row-properties style:row-height="0.798in" fo:break-before="auto" style:use-optimal-row-height="false"/>
    </style:style>
    <style:style style:name="ro7" style:family="table-row">
      <style:table-row-properties style:row-height="0.4047in" fo:break-before="auto" style:use-optimal-row-height="fals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3453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6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0084d1"/>
      <style:text-properties fo:color="#ffffff" style:font-name="Verdan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Verdana"/>
    </style:style>
    <style:style style:name="ce5" style:family="table-cell" style:parent-style-name="Default" style:data-style-name="N36">
      <style:text-properties style:font-name="Verdana"/>
    </style:style>
    <style:style style:name="ce6" style:family="table-cell" style:parent-style-name="Default">
      <style:text-properties style:font-name="Verdana" fo:font-size="10.5pt" style:font-size-asian="10.5pt" style:font-size-complex="10.5pt"/>
    </style:style>
    <style:style style:name="ce7" style:family="table-cell" style:parent-style-name="Default">
      <style:text-properties style:font-name="Verdana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8" style:family="table-cell" style:parent-style-name="Default">
      <style:table-cell-properties fo:background-color="#0084d1"/>
      <style:text-properties fo:color="#ffffff" style:font-name="Verdana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ext-properties style:font-name="Verdana" fo:font-size="10pt" style:font-size-asian="10pt" style:font-size-complex="10pt"/>
    </style:style>
    <style:style style:name="ce10" style:family="table-cell" style:parent-style-name="Default" style:data-style-name="N37">
      <style:text-properties style:font-name="Verdana" fo:font-size="10.5pt" style:font-size-asian="10.5pt" style:font-size-complex="10.5pt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justify" fo:margin-left="0in"/>
      <style:text-properties style:font-name="Verdana" fo:font-size="10.5pt" style:font-size-asian="10.5pt" style:font-size-complex="10.5pt"/>
    </style:style>
    <style:style style:name="ce12" style:family="table-cell" style:parent-style-name="Default">
      <style:text-properties style:font-name="Arial" style:font-name-asian="Times New Roman"/>
    </style:style>
    <style:style style:name="ce13" style:family="table-cell" style:parent-style-name="Default">
      <style:table-cell-properties fo:wrap-option="wrap"/>
      <style:text-properties style:font-name="Verdana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Verdana"/>
    </style:style>
    <style:style style:name="ce15" style:family="table-cell" style:parent-style-name="Default">
      <style:text-properties style:font-name="Verdana" fo:font-size="10pt" style:font-name-asian="Times New Roman" style:font-size-asian="10pt" style:font-size-complex="10pt"/>
    </style:style>
    <style:style style:name="ce16" style:family="table-cell" style:parent-style-name="Excel_20_Built-in_20_Accent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20_Built-in_20_Normal">
      <style:text-properties style:font-name="Verdana" fo:font-size="10pt" style:font-size-asian="10pt" style:font-size-complex="10pt"/>
    </style:style>
    <style:style style:name="ce18" style:family="table-cell" style:parent-style-name="Default"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  <style:text-properties style:font-name="Verdana"/>
    </style:style>
    <style:style style:name="ce20" style:family="table-cell" style:parent-style-name="Default">
      <style:text-properties style:font-name="MS Shell Dlg" fo:font-size="10pt" fo:language="en" fo:country="US" style:font-name-asian="MS Shell Dlg" style:font-size-asian="10pt" style:language-asian="en" style:country-asian="US" style:font-name-complex="MS Shell Dlg" style:font-size-complex="5.65000009536743pt" style:language-complex="en" style:country-complex="US"/>
    </style:style>
    <style:style style:name="ce21" style:family="table-cell" style:parent-style-name="Default">
      <style:text-properties style:font-name="MS Shell Dlg" fo:font-size="10pt" style:font-name-asian="MS Shell Dlg" style:font-size-asian="10pt" style:font-name-complex="MS Shell Dlg" style:font-size-complex="5.65000009536743pt"/>
    </style:style>
    <style:style style:name="ce22" style:family="table-cell" style:parent-style-name="Default">
      <style:text-properties fo:color="#008000" style:font-name="MS Shell Dlg" fo:font-size="10pt" fo:language="en" fo:country="US" style:font-name-asian="MS Shell Dlg" style:font-size-asian="10pt" style:language-asian="en" style:country-asian="US" style:font-name-complex="MS Shell Dlg" style:font-size-complex="5.65000009536743pt" style:language-complex="en" style:country-complex="US"/>
    </style:style>
    <style:style style:name="ce23" style:family="table-cell" style:parent-style-name="Excel_20_Built-in_20_Accent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ext-properties fo:color="#000000" style:font-name="Arial" fo:font-size="11pt" style:font-size-asian="11pt" style:font-name-complex="Arial" style:font-size-complex="11pt"/>
    </style:style>
    <style:style style:name="ce26" style:family="table-cell" style:parent-style-name="Default">
      <style:text-properties style:font-name="Verdana" fo:language="zxx" fo:country="none" style:font-name-asian="Andale Sans UI" style:language-asian="zxx" style:country-asian="none" style:font-name-complex="Tahoma" style:language-complex="zxx" style:country-complex="none"/>
    </style:style>
    <style:style style:name="ce27" style:family="table-cell" style:parent-style-name="Default"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style:font-name-asian="Times New Roman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MS Shell Dlg" fo:font-size="10pt" style:font-name-asian="MS Shell Dlg" style:font-size-asian="10pt" style:font-name-complex="MS Shell Dlg" style:font-size-complex="5.69999980926514pt"/>
    </style:style>
  </office:automatic-styles>
  <office:body>
    <office:spreadsheet>
      <table:table table:name="M_TBI74_P2G2_BRANCH_STG_DB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>
            <text:p>Mapping Name: M_TBI74_P2G2_BRANCH_STG_DB</text:p>
          </table:table-cell>
          <table:table-cell/>
          <table:table-cell office:value-type="string">
            <text:p>Design Date</text:p>
          </table:table-cell>
          <table:table-cell table:style-name="ce5" office:value-type="string">
            <text:p>21/11/2014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Target Table </text:p>
          </table:table-cell>
          <table:table-cell table:style-name="ce3" office:value-type="string">
            <text:p>Target Column</text:p>
          </table:table-cell>
          <table:table-cell table:style-name="ce3" office:value-type="string">
            <text:p>Source Table/Flat File</text:p>
          </table:table-cell>
          <table:table-cell table:style-name="ce3" office:value-type="string">
            <text:p>Source Column</text:p>
          </table:table-cell>
          <table:table-cell table:style-name="ce3" office:value-type="string">
            <office:annotation draw:style-name="gr1" draw:text-style-name="P1" svg:width="1.1413in" svg:height="0.3902in" svg:x="10.5917in" svg:y="0.2929in" draw:caption-point-x="-0.2402in" draw:caption-point-y="0.6004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3" office:value-type="string">
            <office:annotation draw:style-name="gr1" draw:text-style-name="P1" svg:width="1.1413in" svg:height="0.5457in" svg:x="12.5961in" svg:y="0.2929in" draw:caption-point-x="-0.2402in" draw:caption-point-y="0.6004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3" office:value-type="string">
            <text:p>Logic</text:p>
          </table:table-cell>
          <table:table-cell table:style-name="ce3" table:number-columns-repeated="1016"/>
          <table:table-cell/>
        </table:table-row>
        <table:table-row table:style-name="ro1">
          <table:table-cell table:style-name="ce4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BI74_P2G2_BRANCH_STG_DB</text:p>
          </table:table-cell>
          <table:table-cell office:value-type="string">
            <text:p>BRANCH_CODE</text:p>
          </table:table-cell>
          <table:table-cell office:value-type="string">
            <text:p>ITL_BRANCH</text:p>
          </table:table-cell>
          <table:table-cell office:value-type="string">
            <text:p>BRANCH_CODE</text:p>
          </table:table-cell>
          <table:table-cell office:value-type="string">
            <text:p>DIRECT</text:p>
          </table:table-cell>
          <table:table-cell office:value-type="string">
            <text:p>SELECT 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BI74_P2G2_BRANCH_STG_DB</text:p>
          </table:table-cell>
          <table:table-cell office:value-type="string">
            <text:p>BRANCH_NAME</text:p>
          </table:table-cell>
          <table:table-cell office:value-type="string">
            <text:p>ITL_BRANCH</text:p>
          </table:table-cell>
          <table:table-cell office:value-type="string">
            <text:p>BRANCH_NAME</text:p>
          </table:table-cell>
          <table:table-cell office:value-type="string">
            <text:p>DIRECT</text:p>
          </table:table-cell>
          <table:table-cell office:value-type="string">
            <text:p>SELECT 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BI74_P2G2_BRANCH_STG_DB</text:p>
          </table:table-cell>
          <table:table-cell office:value-type="string">
            <text:p>CITY_CODE</text:p>
          </table:table-cell>
          <table:table-cell office:value-type="string">
            <text:p>ITL_BRANCH</text:p>
          </table:table-cell>
          <table:table-cell office:value-type="string">
            <text:p>CITY_CODE</text:p>
          </table:table-cell>
          <table:table-cell office:value-type="string">
            <text:p>DIRECT</text:p>
          </table:table-cell>
          <table:table-cell office:value-type="string">
            <text:p>SELECT 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BI74_P2G2_BRANCH_STG_DB</text:p>
          </table:table-cell>
          <table:table-cell office:value-type="string">
            <text:p>BRANCH_ADDRESSLINE_1</text:p>
          </table:table-cell>
          <table:table-cell office:value-type="string">
            <text:p>ITL_BRANCH</text:p>
          </table:table-cell>
          <table:table-cell office:value-type="string">
            <text:p>BRANCH_ADDRESSLINE_1</text:p>
          </table:table-cell>
          <table:table-cell office:value-type="string">
            <text:p>DIRECT</text:p>
          </table:table-cell>
          <table:table-cell office:value-type="string">
            <text:p>SELECT 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BI74_P2G2_BRANCH_STG_DB</text:p>
          </table:table-cell>
          <table:table-cell office:value-type="string">
            <text:p>BRANCH_ADDRESSLINE_2</text:p>
          </table:table-cell>
          <table:table-cell office:value-type="string">
            <text:p>ITL_BRANCH</text:p>
          </table:table-cell>
          <table:table-cell office:value-type="string">
            <text:p>BRANCH_ADDRESSLINE_2</text:p>
          </table:table-cell>
          <table:table-cell office:value-type="string">
            <text:p>DIRECT</text:p>
          </table:table-cell>
          <table:table-cell office:value-type="string">
            <text:p>SELECT 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BI74_P2G2_BRANCH_STG_DB</text:p>
          </table:table-cell>
          <table:table-cell office:value-type="string">
            <text:p>BRANCH_MANAGER_ID</text:p>
          </table:table-cell>
          <table:table-cell office:value-type="string">
            <text:p>ITL_BRANCH</text:p>
          </table:table-cell>
          <table:table-cell office:value-type="string">
            <text:p>BRANCH_MANAGER_ID</text:p>
          </table:table-cell>
          <table:table-cell office:value-type="string">
            <text:p>DIRECT</text:p>
          </table:table-cell>
          <table:table-cell office:value-type="string">
            <text:p>SELEC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_TBI74_P2G2_CITY_STG_DB" table:style-name="ta1" table:print="false">
        <office:forms form:automatic-focus="false" form:apply-design-mode="false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CITY_STG_DB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9.2744in" svg:y="0.3346in" draw:caption-point-x="-0.2402in" draw:caption-point-y="0.6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1.026in" svg:y="0.3346in" draw:caption-point-x="-0.2402in" draw:caption-point-y="0.6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TBI74_P2G2_CITY_STG_DB</text:p>
          </table:table-cell>
          <table:table-cell table:style-name="ce9" office:value-type="string">
            <text:p>CITY_CODE</text:p>
          </table:table-cell>
          <table:table-cell table:style-name="ce9" office:value-type="string">
            <text:p>ITL_CITY</text:p>
          </table:table-cell>
          <table:table-cell table:style-name="ce9" office:value-type="string">
            <text:p>CITY_COD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string">
            <text:p>TBI74_P2G2_CITY_STG_DB</text:p>
          </table:table-cell>
          <table:table-cell table:style-name="ce9" office:value-type="string">
            <text:p>CITY_NAME</text:p>
          </table:table-cell>
          <table:table-cell table:style-name="ce9" office:value-type="string">
            <text:p>ITL_CITY</text:p>
          </table:table-cell>
          <table:table-cell table:style-name="ce9" office:value-type="string">
            <text:p>CITY_NAM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string">
            <text:p>TBI74_P2G2_CITY_STG_DB</text:p>
          </table:table-cell>
          <table:table-cell table:style-name="ce9" office:value-type="string">
            <text:p>ZONE_CODE</text:p>
          </table:table-cell>
          <table:table-cell table:style-name="ce9" office:value-type="string">
            <text:p>ITL_CITY</text:p>
          </table:table-cell>
          <table:table-cell table:style-name="ce9" office:value-type="string">
            <text:p>ZONE_COD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9" office:value-type="string">
            <text:p>TBI74_P2G2_CITY_STG_DB</text:p>
          </table:table-cell>
          <table:table-cell table:style-name="ce9" office:value-type="string">
            <text:p>ZONE_NAME</text:p>
          </table:table-cell>
          <table:table-cell table:style-name="ce9" office:value-type="string">
            <text:p>ITL_CITY</text:p>
          </table:table-cell>
          <table:table-cell table:style-name="ce9" office:value-type="string">
            <text:p>ZONE_NAM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style-name="ce9"/>
          <table:table-cell table:number-columns-repeated="1017"/>
        </table:table-row>
        <table:table-row table:style-name="ro3">
          <table:table-cell table:number-columns-repeated="5"/>
          <table:table-cell table:style-name="ce1"/>
          <table:table-cell table:number-columns-repeated="1018"/>
        </table:table-row>
        <table:table-row table:style-name="ro3">
          <table:table-cell table:number-columns-repeated="6"/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table:number-columns-repeated="6"/>
          <table:covered-table-cell/>
          <table:table-cell table:number-columns-repeated="101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SIM_STG_DB" table:style-name="ta1" table:print="false">
        <office:forms form:automatic-focus="false" form:apply-design-mode="false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7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SIM_STG_DB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9.6461in" svg:y="0.3346in" draw:caption-point-x="-0.2402in" draw:caption-point-y="0.6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1.3976in" svg:y="0.3346in" draw:caption-point-x="-0.2402in" draw:caption-point-y="0.6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office:value-type="string">
            <text:p>TBI74_P2G2_SIM_STG_DB</text:p>
          </table:table-cell>
          <table:table-cell office:value-type="string">
            <text:p>SIM_NO</text:p>
          </table:table-cell>
          <table:table-cell office:value-type="string">
            <text:p>ITL_SIM</text:p>
          </table:table-cell>
          <table:table-cell office:value-type="string">
            <text:p>SIM_NO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DB</text:p>
          </table:table-cell>
          <table:table-cell office:value-type="string">
            <text:p>CUSTOMER_NO</text:p>
          </table:table-cell>
          <table:table-cell office:value-type="string">
            <text:p>ITL_SIM</text:p>
          </table:table-cell>
          <table:table-cell office:value-type="string">
            <text:p>CUSTOMER_NO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DB</text:p>
          </table:table-cell>
          <table:table-cell office:value-type="string">
            <text:p>ACTIVATION_DT</text:p>
          </table:table-cell>
          <table:table-cell office:value-type="string">
            <text:p>ITL_SIM</text:p>
          </table:table-cell>
          <table:table-cell office:value-type="string">
            <text:p>ACTIVATION_DT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DB</text:p>
          </table:table-cell>
          <table:table-cell office:value-type="string">
            <text:p>RATE_PLAN_ID</text:p>
          </table:table-cell>
          <table:table-cell office:value-type="string">
            <text:p>ITL_SIM</text:p>
          </table:table-cell>
          <table:table-cell office:value-type="string">
            <text:p>RATE_PLAN_ID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DB</text:p>
          </table:table-cell>
          <table:table-cell office:value-type="string">
            <text:p>CONN_TYPE</text:p>
          </table:table-cell>
          <table:table-cell office:value-type="string">
            <text:p>ITL_SIM</text:p>
          </table:table-cell>
          <table:table-cell office:value-type="string">
            <text:p>CONN_TYPE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DB</text:p>
          </table:table-cell>
          <table:table-cell office:value-type="string">
            <text:p>HOME_LOCATION</text:p>
          </table:table-cell>
          <table:table-cell office:value-type="string">
            <text:p>ITL_SIM</text:p>
          </table:table-cell>
          <table:table-cell office:value-type="string">
            <text:p>HOME_LOCATION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office:value-type="string">
            <text:p>TBI74_P2G2_SIM_STG_DB</text:p>
          </table:table-cell>
          <table:table-cell office:value-type="string">
            <text:p>CLOSED_DT</text:p>
          </table:table-cell>
          <table:table-cell office:value-type="string">
            <text:p>ITL_SIM</text:p>
          </table:table-cell>
          <table:table-cell office:value-type="string">
            <text:p>CLOSED_DT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covered-table-cell/>
          <table:table-cell table:number-columns-repeated="1017"/>
        </table:table-row>
        <table:table-row table:style-name="ro3">
          <table:table-cell office:value-type="string">
            <text:p>TBI74_P2G2_SIM_STG_DB</text:p>
          </table:table-cell>
          <table:table-cell office:value-type="string">
            <text:p>MOBILE_NO</text:p>
          </table:table-cell>
          <table:table-cell office:value-type="string">
            <text:p>ITL_SIM</text:p>
          </table:table-cell>
          <table:table-cell office:value-type="string">
            <text:p>MOBILE_NO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SIM_STG_FF" table:style-name="ta1" table:print="false">
        <office:forms form:automatic-focus="false" form:apply-design-mode="false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8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SIM_STG_FF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9.5575in" svg:y="0.3346in" draw:caption-point-x="-0.2402in" draw:caption-point-y="0.6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1.3091in" svg:y="0.3346in" draw:caption-point-x="-0.2402in" draw:caption-point-y="0.6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office:value-type="string">
            <text:p>TBI74_P2G2_SIM_STG_FF</text:p>
          </table:table-cell>
          <table:table-cell office:value-type="string">
            <text:p>SIM_NO</text:p>
          </table:table-cell>
          <table:table-cell office:value-type="string">
            <text:p>ITL_SIM</text:p>
          </table:table-cell>
          <table:table-cell office:value-type="string">
            <text:p>SIM_NO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FF</text:p>
          </table:table-cell>
          <table:table-cell office:value-type="string">
            <text:p>CUSTOMER_NO</text:p>
          </table:table-cell>
          <table:table-cell office:value-type="string">
            <text:p>ITL_SIM</text:p>
          </table:table-cell>
          <table:table-cell office:value-type="string">
            <text:p>CUSTOMER_NO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FF</text:p>
          </table:table-cell>
          <table:table-cell office:value-type="string">
            <text:p>ACTIVATION_DT</text:p>
          </table:table-cell>
          <table:table-cell office:value-type="string">
            <text:p>ITL_SIM</text:p>
          </table:table-cell>
          <table:table-cell office:value-type="string">
            <text:p>ACTIVATION_DT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FF</text:p>
          </table:table-cell>
          <table:table-cell office:value-type="string">
            <text:p>RATE_PLAN_ID</text:p>
          </table:table-cell>
          <table:table-cell office:value-type="string">
            <text:p>ITL_SIM</text:p>
          </table:table-cell>
          <table:table-cell office:value-type="string">
            <text:p>RATE_PLAN_ID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FF</text:p>
          </table:table-cell>
          <table:table-cell office:value-type="string">
            <text:p>CONN_TYPE</text:p>
          </table:table-cell>
          <table:table-cell office:value-type="string">
            <text:p>ITL_SIM</text:p>
          </table:table-cell>
          <table:table-cell office:value-type="string">
            <text:p>CONN_TYPE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SIM_STG_FF</text:p>
          </table:table-cell>
          <table:table-cell office:value-type="string">
            <text:p>HOME_LOCATION</text:p>
          </table:table-cell>
          <table:table-cell office:value-type="string">
            <text:p>ITL_SIM</text:p>
          </table:table-cell>
          <table:table-cell office:value-type="string">
            <text:p>HOME_LOCATION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office:value-type="string">
            <text:p>TBI74_P2G2_SIM_STG_FF</text:p>
          </table:table-cell>
          <table:table-cell office:value-type="string">
            <text:p>CLOSED_DT</text:p>
          </table:table-cell>
          <table:table-cell office:value-type="string">
            <text:p>ITL_SIM</text:p>
          </table:table-cell>
          <table:table-cell office:value-type="string">
            <text:p>CLOSED_DT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covered-table-cell/>
          <table:table-cell table:number-columns-repeated="1017"/>
        </table:table-row>
        <table:table-row table:style-name="ro3">
          <table:table-cell office:value-type="string">
            <text:p>TBI74_P2G2_SIM_STG_FF</text:p>
          </table:table-cell>
          <table:table-cell office:value-type="string">
            <text:p>MOBILE_NO</text:p>
          </table:table-cell>
          <table:table-cell office:value-type="string">
            <text:p>ITL_SIM</text:p>
          </table:table-cell>
          <table:table-cell office:value-type="string">
            <text:p>MOBILE_NO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RATEPLAN_STG_DB" table:style-name="ta1" table:print="false">
        <office:forms form:automatic-focus="false" form:apply-design-mode="false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RATEPLAN_STG_DB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10.1717in" svg:y="0.3343in" draw:caption-point-x="-0.2402in" draw:caption-point-y="0.6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1.9236in" svg:y="0.3343in" draw:caption-point-x="-0.2402in" draw:caption-point-y="0.6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TBI74_P2G2_RATEPLAN_STG_DB</text:p>
          </table:table-cell>
          <table:table-cell table:style-name="ce9" office:value-type="string">
            <text:p>RATE_PLAN_ID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ID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TBI74_P2G2_RATEPLAN_STG_DB</text:p>
          </table:table-cell>
          <table:table-cell table:style-name="ce9" office:value-type="string">
            <text:p>RATE_PLAN_NAME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NAM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TBI74_P2G2_RATEPLAN_STG_DB</text:p>
          </table:table-cell>
          <table:table-cell table:style-name="ce9" office:value-type="string">
            <text:p>RATE_PLAN_START_DATE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START_DAT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TBI74_P2G2_RATEPLAN_STG_DB</text:p>
          </table:table-cell>
          <table:table-cell table:style-name="ce9" office:value-type="string">
            <text:p>RATE_PLAN_END_DATE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END_DAT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TBI74_P2G2_RATEPLAN_STG_DB</text:p>
          </table:table-cell>
          <table:table-cell table:style-name="ce9" office:value-type="string">
            <text:p>RATE_PLAN_CHARGE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CHARG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table:style-name="Default" table:number-columns-repeated="6"/>
          <table:covered-table-cell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RATEPLAN_STG_FF" table:style-name="ta1" table:print="false">
        <office:forms form:automatic-focus="false" form:apply-design-mode="false"/>
        <table:table-column table:style-name="co22" table:default-cell-style-name="ce6"/>
        <table:table-column table:style-name="co23" table:default-cell-style-name="ce6"/>
        <table:table-column table:style-name="co12" table:default-cell-style-name="ce6"/>
        <table:table-column table:style-name="co2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RATEPLAN_STG_FF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10.461in" svg:y="0.3346in" draw:caption-point-x="-0.2402in" draw:caption-point-y="0.6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2.2126in" svg:y="0.3346in" draw:caption-point-x="-0.2402in" draw:caption-point-y="0.6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TBI74_P2G2_RATEPLAN_STG_FF</text:p>
          </table:table-cell>
          <table:table-cell table:style-name="ce9" office:value-type="string">
            <text:p>RATE_PLAN_ID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ID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TBI74_P2G2_RATEPLAN_STG_FF</text:p>
          </table:table-cell>
          <table:table-cell table:style-name="ce9" office:value-type="string">
            <text:p>RATE_PLAN_NAME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NAM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TBI74_P2G2_RATEPLAN_STG_FF</text:p>
          </table:table-cell>
          <table:table-cell table:style-name="ce9" office:value-type="string">
            <text:p>RATE_PLAN_START_DATE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START_DAT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TBI74_P2G2_RATEPLAN_STG_FF</text:p>
          </table:table-cell>
          <table:table-cell table:style-name="ce9" office:value-type="string">
            <text:p>RATE_PLAN_END_DATE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END_DAT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TBI74_P2G2_RATEPLAN_STG_FF</text:p>
          </table:table-cell>
          <table:table-cell table:style-name="ce9" office:value-type="string">
            <text:p>RATE_PLAN_CHARGE</text:p>
          </table:table-cell>
          <table:table-cell table:style-name="ce9" office:value-type="string">
            <text:p>ITL_RATE_PLAN</text:p>
          </table:table-cell>
          <table:table-cell table:style-name="ce9" office:value-type="string">
            <text:p>RATE_PLAN_CHARG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table:style-name="Default" table:number-columns-repeated="6"/>
          <table:covered-table-cell/>
          <table:table-cell table:number-columns-repeated="1017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RATE_PLAN_C_STG_DB" table:style-name="ta1" table:print="false">
        <office:forms form:automatic-focus="false" form:apply-design-mode="false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5" table:default-cell-style-name="ce6"/>
        <table:table-column table:style-name="co27" table:default-cell-style-name="ce6"/>
        <table:table-column table:style-name="co28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RATE_PLAN_C_STG_DB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11.0504in" svg:y="0.3339in" draw:caption-point-x="-0.2402in" draw:caption-point-y="0.6004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2.4776in" svg:y="0.3339in" draw:caption-point-x="-0.2402in" draw:caption-point-y="0.6004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office:value-type="string">
            <text:p>TBI74_P2G2_RATE_PLAN_C_STG_DB</text:p>
          </table:table-cell>
          <table:table-cell office:value-type="string">
            <text:p>RATE_PLAN_ID</text:p>
          </table:table-cell>
          <table:table-cell office:value-type="string">
            <text:p>ITL_RATE_PLAN_CHARGE</text:p>
          </table:table-cell>
          <table:table-cell office:value-type="string">
            <text:p>RATE_PLAN_ID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RATE_PLAN_C_STG_DB</text:p>
          </table:table-cell>
          <table:table-cell office:value-type="string">
            <text:p>SERVICE_TYPE_ID</text:p>
          </table:table-cell>
          <table:table-cell office:value-type="string">
            <text:p>ITL_RATE_PLAN_CHARGE</text:p>
          </table:table-cell>
          <table:table-cell office:value-type="string">
            <text:p>SERVICE_TYPE_ID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RATE_PLAN_C_STG_DB</text:p>
          </table:table-cell>
          <table:table-cell office:value-type="string">
            <text:p>UNIT_CHARGE</text:p>
          </table:table-cell>
          <table:table-cell office:value-type="string">
            <text:p>ITL_RATE_PLAN_CHARGE</text:p>
          </table:table-cell>
          <table:table-cell office:value-type="string">
            <text:p>UNIT_CHARGE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RATE_PLAN_C_STG_DB</text:p>
          </table:table-cell>
          <table:table-cell office:value-type="string">
            <text:p>NO_OF_FREE_UNITS</text:p>
          </table:table-cell>
          <table:table-cell office:value-type="string">
            <text:p>ITL_RATE_PLAN_CHARGE</text:p>
          </table:table-cell>
          <table:table-cell office:value-type="string">
            <text:p>NO_OF_FREE_UNITS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Default" table:number-columns-repeated="6"/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table:style-name="Default" table:number-columns-repeated="6"/>
          <table:covered-table-cell/>
          <table:table-cell table:number-columns-repeated="101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RATE_PLAN_C_STG_FF" table:style-name="ta1" table:print="false">
        <office:forms form:automatic-focus="false" form:apply-design-mode="false"/>
        <table:table-column table:style-name="co29" table:default-cell-style-name="ce6"/>
        <table:table-column table:style-name="co25" table:default-cell-style-name="ce6"/>
        <table:table-column table:style-name="co30" table:default-cell-style-name="ce6"/>
        <table:table-column table:style-name="co25" table:default-cell-style-name="ce6"/>
        <table:table-column table:style-name="co27" table:default-cell-style-name="ce6"/>
        <table:table-column table:style-name="co28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RATE_PLAN_C_STG_FF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10.6843in" svg:y="0.3339in" draw:caption-point-x="-0.2402in" draw:caption-point-y="0.6004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2.1118in" svg:y="0.3339in" draw:caption-point-x="-0.2402in" draw:caption-point-y="0.6004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office:value-type="string">
            <text:p>TBI74_P2G2_RATE_PLAN_C_STG_FF</text:p>
          </table:table-cell>
          <table:table-cell office:value-type="string">
            <text:p>RATE_PLAN_ID</text:p>
          </table:table-cell>
          <table:table-cell office:value-type="string">
            <text:p>ITL_RATE_PLAN_CHARGE</text:p>
          </table:table-cell>
          <table:table-cell office:value-type="string">
            <text:p>RATE_PLAN_ID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RATE_PLAN_C_STG_FF</text:p>
          </table:table-cell>
          <table:table-cell office:value-type="string">
            <text:p>SERVICE_TYPE_ID</text:p>
          </table:table-cell>
          <table:table-cell office:value-type="string">
            <text:p>ITL_RATE_PLAN_CHARGE</text:p>
          </table:table-cell>
          <table:table-cell office:value-type="string">
            <text:p>SERVICE_TYPE_ID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RATE_PLAN_C_STG_FF</text:p>
          </table:table-cell>
          <table:table-cell office:value-type="string">
            <text:p>UNIT_CHARGE</text:p>
          </table:table-cell>
          <table:table-cell office:value-type="string">
            <text:p>ITL_RATE_PLAN_CHARGE</text:p>
          </table:table-cell>
          <table:table-cell office:value-type="string">
            <text:p>UNIT_CHARGE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RATE_PLAN_C_STG_FF</text:p>
          </table:table-cell>
          <table:table-cell office:value-type="string">
            <text:p>NO_OF_FREE_UNITS</text:p>
          </table:table-cell>
          <table:table-cell office:value-type="string">
            <text:p>ITL_RATE_PLAN_CHARGE</text:p>
          </table:table-cell>
          <table:table-cell office:value-type="string">
            <text:p>NO_OF_FREE_UNITS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Default" table:number-columns-repeated="6"/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table:style-name="Default" table:number-columns-repeated="6"/>
          <table:covered-table-cell/>
          <table:table-cell table:number-columns-repeated="101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CDR_STG_DB" table:style-name="ta1" table:print="false">
        <office:forms form:automatic-focus="false" form:apply-design-mode="false"/>
        <table:table-column table:style-name="co31" table:default-cell-style-name="ce6"/>
        <table:table-column table:style-name="co32" table:default-cell-style-name="ce6"/>
        <table:table-column table:style-name="co21" table:default-cell-style-name="ce6"/>
        <table:table-column table:style-name="co3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CDR_STG_DB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9.8839in" svg:y="0.3339in" draw:caption-point-x="-0.2402in" draw:caption-point-y="0.6004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1.6358in" svg:y="0.3339in" draw:caption-point-x="-0.2402in" draw:caption-point-y="0.6004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office:value-type="string">
            <text:p>TBI74_P2G2_CDR_STG_DB</text:p>
          </table:table-cell>
          <table:table-cell office:value-type="string">
            <text:p>SERVICE_TYPE_ID</text:p>
          </table:table-cell>
          <table:table-cell office:value-type="string">
            <text:p>ITL_CDR</text:p>
          </table:table-cell>
          <table:table-cell office:value-type="string">
            <text:p>SERVICE_TYPE_ID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DB</text:p>
          </table:table-cell>
          <table:table-cell office:value-type="string">
            <text:p>USAGE_START_TIME</text:p>
          </table:table-cell>
          <table:table-cell office:value-type="string">
            <text:p>ITL_CDR</text:p>
          </table:table-cell>
          <table:table-cell office:value-type="string">
            <text:p>USAGE_START_TIME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DB</text:p>
          </table:table-cell>
          <table:table-cell office:value-type="string">
            <text:p>SOURCE_LOCATION</text:p>
          </table:table-cell>
          <table:table-cell office:value-type="string">
            <text:p>ITL_CDR</text:p>
          </table:table-cell>
          <table:table-cell office:value-type="string">
            <text:p>SOURCE_LOCATION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DB</text:p>
          </table:table-cell>
          <table:table-cell office:value-type="string">
            <text:p>DESTN_LOCATION</text:p>
          </table:table-cell>
          <table:table-cell office:value-type="string">
            <text:p>ITL_CDR</text:p>
          </table:table-cell>
          <table:table-cell office:value-type="string">
            <text:p>DESTN_LOCATION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DB</text:p>
          </table:table-cell>
          <table:table-cell office:value-type="string">
            <text:p>ORIGINATING_MOBILE</text:p>
          </table:table-cell>
          <table:table-cell office:value-type="string">
            <text:p>ITL_CDR</text:p>
          </table:table-cell>
          <table:table-cell office:value-type="string">
            <text:p>ORIGINATING_MOBILE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DB</text:p>
          </table:table-cell>
          <table:table-cell office:value-type="string">
            <text:p>DESTINATION_MOBILE</text:p>
          </table:table-cell>
          <table:table-cell office:value-type="string">
            <text:p>ITL_CDR</text:p>
          </table:table-cell>
          <table:table-cell office:value-type="string">
            <text:p>DESTINATION_MOBILE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office:value-type="string">
            <text:p>TBI74_P2G2_CDR_STG_DB</text:p>
          </table:table-cell>
          <table:table-cell office:value-type="string">
            <text:p>USAGE_ID</text:p>
          </table:table-cell>
          <table:table-cell office:value-type="string">
            <text:p>ITL_CDR</text:p>
          </table:table-cell>
          <table:table-cell office:value-type="string">
            <text:p>USAGE_ID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covered-table-cell/>
          <table:table-cell table:number-columns-repeated="1017"/>
        </table:table-row>
        <table:table-row table:style-name="ro3">
          <table:table-cell office:value-type="string">
            <text:p>TBI74_P2G2_CDR_STG_DB</text:p>
          </table:table-cell>
          <table:table-cell office:value-type="string">
            <text:p>SERVICE_USAGE</text:p>
          </table:table-cell>
          <table:table-cell office:value-type="string">
            <text:p>ITL_CDR</text:p>
          </table:table-cell>
          <table:table-cell office:value-type="string">
            <text:p>SERVICE_USAGE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CDR_STG_FF" table:style-name="ta1" table:print="false">
        <office:forms form:automatic-focus="false" form:apply-design-mode="false"/>
        <table:table-column table:style-name="co33" table:default-cell-style-name="ce6"/>
        <table:table-column table:style-name="co34" table:default-cell-style-name="ce6"/>
        <table:table-column table:style-name="co21" table:default-cell-style-name="ce6"/>
        <table:table-column table:style-name="co32" table:default-cell-style-name="ce6"/>
        <table:table-column table:style-name="co35" table:default-cell-style-name="ce6"/>
        <table:table-column table:style-name="co15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CDR_STG_FF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9.4154in" svg:y="0.3343in" draw:caption-point-x="-0.2402in" draw:caption-point-y="0.6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1.1673in" svg:y="0.3343in" draw:caption-point-x="-0.2402in" draw:caption-point-y="0.6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office:value-type="string">
            <text:p>TBI74_P2G2_CDR_STG_FF</text:p>
          </table:table-cell>
          <table:table-cell office:value-type="string">
            <text:p>SERVICE_TYPE_ID</text:p>
          </table:table-cell>
          <table:table-cell office:value-type="string">
            <text:p>ITL_CDR</text:p>
          </table:table-cell>
          <table:table-cell office:value-type="string">
            <text:p>SERVICE_TYPE_ID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FF</text:p>
          </table:table-cell>
          <table:table-cell office:value-type="string">
            <text:p>USAGE_START_TIME</text:p>
          </table:table-cell>
          <table:table-cell office:value-type="string">
            <text:p>ITL_CDR</text:p>
          </table:table-cell>
          <table:table-cell office:value-type="string">
            <text:p>USAGE_START_TIME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FF</text:p>
          </table:table-cell>
          <table:table-cell office:value-type="string">
            <text:p>SOURCE_LOCATION</text:p>
          </table:table-cell>
          <table:table-cell office:value-type="string">
            <text:p>ITL_CDR</text:p>
          </table:table-cell>
          <table:table-cell office:value-type="string">
            <text:p>SOURCE_LOCATION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FF</text:p>
          </table:table-cell>
          <table:table-cell office:value-type="string">
            <text:p>DESTN_LOCATION</text:p>
          </table:table-cell>
          <table:table-cell office:value-type="string">
            <text:p>ITL_CDR</text:p>
          </table:table-cell>
          <table:table-cell office:value-type="string">
            <text:p>DESTN_LOCATION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FF</text:p>
          </table:table-cell>
          <table:table-cell office:value-type="string">
            <text:p>ORIGINATING_MOBILE</text:p>
          </table:table-cell>
          <table:table-cell office:value-type="string">
            <text:p>ITL_CDR</text:p>
          </table:table-cell>
          <table:table-cell office:value-type="string">
            <text:p>ORIGINATING_MOBILE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8"/>
        </table:table-row>
        <table:table-row table:style-name="ro3">
          <table:table-cell office:value-type="string">
            <text:p>TBI74_P2G2_CDR_STG_FF</text:p>
          </table:table-cell>
          <table:table-cell office:value-type="string">
            <text:p>DESTINATION_MOBILE</text:p>
          </table:table-cell>
          <table:table-cell office:value-type="string">
            <text:p>ITL_CDR</text:p>
          </table:table-cell>
          <table:table-cell office:value-type="string">
            <text:p>DESTINATION_MOBILE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office:value-type="string">
            <text:p>TBI74_P2G2_CDR_STG_FF</text:p>
          </table:table-cell>
          <table:table-cell office:value-type="string">
            <text:p>USAGE_ID</text:p>
          </table:table-cell>
          <table:table-cell office:value-type="string">
            <text:p>ITL_CDR</text:p>
          </table:table-cell>
          <table:table-cell office:value-type="string">
            <text:p>USAGE_ID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covered-table-cell/>
          <table:table-cell table:number-columns-repeated="1017"/>
        </table:table-row>
        <table:table-row table:style-name="ro3">
          <table:table-cell office:value-type="string">
            <text:p>TBI74_P2G2_CDR_STG_FF</text:p>
          </table:table-cell>
          <table:table-cell office:value-type="string">
            <text:p>SERVICE_USAGE</text:p>
          </table:table-cell>
          <table:table-cell office:value-type="string">
            <text:p>ITL_CDR</text:p>
          </table:table-cell>
          <table:table-cell office:value-type="string">
            <text:p>SERVICE_USAGE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8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SERVICETYPE_STG_DB" table:style-name="ta1" table:print="false">
        <office:forms form:automatic-focus="false" form:apply-design-mode="false"/>
        <table:table-column table:style-name="co36" table:default-cell-style-name="ce1"/>
        <table:table-column table:style-name="co25" table:default-cell-style-name="ce1"/>
        <table:table-column table:style-name="co3" table:default-cell-style-name="ce1"/>
        <table:table-column table:style-name="co37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>
            <text:p>Mapping Name: M_TBI74_P2G2_SERVICETYPE_STG_DB</text:p>
          </table:table-cell>
          <table:table-cell/>
          <table:table-cell office:value-type="string">
            <text:p>Design Date</text:p>
          </table:table-cell>
          <table:table-cell office:value-type="string">
            <text:p>21/11/2014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Target Table </text:p>
          </table:table-cell>
          <table:table-cell table:style-name="ce3" office:value-type="string">
            <text:p>Target Column</text:p>
          </table:table-cell>
          <table:table-cell table:style-name="ce3" office:value-type="string">
            <text:p>Source Table/Flat File</text:p>
          </table:table-cell>
          <table:table-cell table:style-name="ce3" office:value-type="string">
            <text:p>Source Column</text:p>
          </table:table-cell>
          <table:table-cell table:style-name="ce3" office:value-type="string">
            <office:annotation draw:style-name="gr1" draw:text-style-name="P1" svg:width="1.1413in" svg:height="0.3902in" svg:x="10.2299in" svg:y="0.2917in" draw:caption-point-x="-0.2402in" draw:caption-point-y="0.6012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3" office:value-type="string">
            <office:annotation draw:style-name="gr1" draw:text-style-name="P1" svg:width="1.1413in" svg:height="0.5457in" svg:x="12.2343in" svg:y="0.2917in" draw:caption-point-x="-0.2402in" draw:caption-point-y="0.6012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3" office:value-type="string">
            <text:p>Logic</text:p>
          </table:table-cell>
          <table:table-cell table:style-name="ce3" table:number-columns-repeated="1016"/>
          <table:table-cell/>
        </table:table-row>
        <table:table-row table:style-name="ro1">
          <table:table-cell table:style-name="ce4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TBI74_P2G2_SERVICETYPE_STG_DB</text:p>
          </table:table-cell>
          <table:table-cell office:value-type="string">
            <text:p>SERVICE_TYPE_ID</text:p>
          </table:table-cell>
          <table:table-cell office:value-type="string">
            <text:p>ITL_SERVICE_TYPE</text:p>
          </table:table-cell>
          <table:table-cell office:value-type="string">
            <text:p>SERVICE_TYPE_ID</text:p>
          </table:table-cell>
          <table:table-cell office:value-type="string">
            <text:p>DIRECT</text:p>
          </table:table-cell>
          <table:table-cell office:value-type="string">
            <text:p>SELECT 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BI74_P2G2_SERVICETYPE_STG_DB</text:p>
          </table:table-cell>
          <table:table-cell office:value-type="string">
            <text:p>SERVCIE_TYPE_NAME</text:p>
          </table:table-cell>
          <table:table-cell office:value-type="string">
            <text:p>ITL_SERVICE_TYPE</text:p>
          </table:table-cell>
          <table:table-cell office:value-type="string">
            <text:p>SERVCIE_TYPE_NAME</text:p>
          </table:table-cell>
          <table:table-cell office:value-type="string">
            <text:p>DIRECT</text:p>
          </table:table-cell>
          <table:table-cell office:value-type="string">
            <text:p>SELECT 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BI74_P2G2_SERVICETYPE_STG_DB</text:p>
          </table:table-cell>
          <table:table-cell office:value-type="string">
            <text:p>UNIT</text:p>
          </table:table-cell>
          <table:table-cell office:value-type="string">
            <text:p>ITL_SERVICE_TYPE</text:p>
          </table:table-cell>
          <table:table-cell office:value-type="string">
            <text:p>UNIT</text:p>
          </table:table-cell>
          <table:table-cell office:value-type="string">
            <text:p>DIRECT</text:p>
          </table:table-cell>
          <table:table-cell office:value-type="string">
            <text:p>SELECT 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4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_TBI74_P2G2_DATE_STG_DB" table:style-name="ta1" table:print="false">
        <office:forms form:automatic-focus="false" form:apply-design-mode="false"/>
        <table:table-column table:style-name="co38" table:default-cell-style-name="ce1"/>
        <table:table-column table:style-name="co39" table:default-cell-style-name="ce1"/>
        <table:table-column table:style-name="co33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>
            <text:p>Mapping Name:M_TBI74_P2G2_DATE_STG_DB</text:p>
          </table:table-cell>
          <table:table-cell/>
          <table:table-cell office:value-type="string">
            <text:p>Date of Design</text:p>
          </table:table-cell>
          <table:table-cell office:value-type="string">
            <text:p>21/11/2014</text:p>
          </table:table-cell>
          <table:table-cell table:number-columns-repeated="1019"/>
        </table:table-row>
        <table:table-row table:style-name="ro1" table:number-rows-repeated="4">
          <table:table-cell table:style-name="ce2"/>
          <table:table-cell table:number-columns-repeated="1022"/>
        </table:table-row>
        <table:table-row table:style-name="ro1">
          <table:table-cell table:style-name="ce3" office:value-type="string">
            <text:p>Target Table </text:p>
          </table:table-cell>
          <table:table-cell table:style-name="ce3" office:value-type="string">
            <text:p>Target Column</text:p>
          </table:table-cell>
          <table:table-cell table:style-name="ce3" office:value-type="string">
            <text:p>Source Table/Flat File</text:p>
          </table:table-cell>
          <table:table-cell table:style-name="ce3" office:value-type="string">
            <text:p>Source Column</text:p>
          </table:table-cell>
          <table:table-cell table:style-name="ce3" office:value-type="string">
            <office:annotation draw:style-name="gr1" draw:text-style-name="P1" svg:width="1.1413in" svg:height="0.3902in" svg:x="15.3874in" svg:y="0.2921in" draw:caption-point-x="-0.2402in" draw:caption-point-y="0.6008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3" office:value-type="string">
            <office:annotation draw:style-name="gr1" draw:text-style-name="P1" svg:width="1.1413in" svg:height="0.5457in" svg:x="17.4465in" svg:y="0.2925in" draw:caption-point-x="-0.2402in" draw:caption-point-y="0.6004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3" office:value-type="string">
            <text:p>Logic</text:p>
          </table:table-cell>
          <table:table-cell table:style-name="ce3" table:number-columns-repeated="1016"/>
        </table:table-row>
        <table:table-row table:style-name="ro5">
          <table:table-cell table:style-name="ce12" office:value-type="string">
            <text:p>TBI74_P2G2_DATE_STG_DB</text:p>
          </table:table-cell>
          <table:table-cell office:value-type="string">
            <text:p>DATE_VALUE <text:s text:c="42"/></text:p>
          </table:table-cell>
          <table:table-cell office:value-type="string">
            <text:p>DATE_DIM</text:p>
          </table:table-cell>
          <table:table-cell office:value-type="string">
            <text:p>DATE_VALUE <text:s text:c="42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DATE_KEY <text:s text:c="44"/></text:p>
          </table:table-cell>
          <table:table-cell office:value-type="string">
            <text:p>DATE_DIM</text:p>
          </table:table-cell>
          <table:table-cell office:value-type="string">
            <text:p>DATE_KEY <text:s text:c="44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DAY_OF_WEEK <text:s text:c="36"/></text:p>
          </table:table-cell>
          <table:table-cell office:value-type="string">
            <text:p>DATE_DIM</text:p>
          </table:table-cell>
          <table:table-cell office:value-type="string">
            <text:p>DAY_OF_WEEK <text:s text:c="36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DAY_NUM_IN_MONTH <text:s text:c="31"/></text:p>
          </table:table-cell>
          <table:table-cell office:value-type="string">
            <text:p>DATE_DIM</text:p>
          </table:table-cell>
          <table:table-cell office:value-type="string">
            <text:p>DAY_NUM_IN_MONTH <text:s text:c="31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DAY_NAME <text:s text:c="38"/></text:p>
          </table:table-cell>
          <table:table-cell office:value-type="string">
            <text:p>DATE_DIM</text:p>
          </table:table-cell>
          <table:table-cell office:value-type="string">
            <text:p>DAY_NAME <text:s text:c="38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DAY_ABBREV <text:s text:c="36"/></text:p>
          </table:table-cell>
          <table:table-cell office:value-type="string">
            <text:p>DATE_DIM</text:p>
          </table:table-cell>
          <table:table-cell office:value-type="string">
            <text:p>DAY_ABBREV <text:s text:c="36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WEEKDAY_FLAG <text:s text:c="35"/></text:p>
          </table:table-cell>
          <table:table-cell office:value-type="string">
            <text:p>DATE_DIM</text:p>
          </table:table-cell>
          <table:table-cell office:value-type="string">
            <text:p>WEEKDAY_FLAG <text:s text:c="35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WEEK_NUM_IN_YEAR <text:s text:c="30"/></text:p>
          </table:table-cell>
          <table:table-cell office:value-type="string">
            <text:p>DATE_DIM</text:p>
          </table:table-cell>
          <table:table-cell office:value-type="string">
            <text:p>WEEK_NUM_IN_YEAR <text:s text:c="30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WEEK_BEGIN_DATE <text:s text:c="32"/></text:p>
          </table:table-cell>
          <table:table-cell office:value-type="string">
            <text:p>DATE_DIM</text:p>
          </table:table-cell>
          <table:table-cell office:value-type="string">
            <text:p>WEEK_BEGIN_DATE <text:s text:c="32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WEEK_BEGIN_DATE_KEY <text:s text:c="28"/></text:p>
          </table:table-cell>
          <table:table-cell office:value-type="string">
            <text:p>DATE_DIM</text:p>
          </table:table-cell>
          <table:table-cell office:value-type="string">
            <text:p>WEEK_BEGIN_DATE_KEY <text:s text:c="28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MONTH <text:s text:c="42"/></text:p>
          </table:table-cell>
          <table:table-cell office:value-type="string">
            <text:p>DATE_DIM</text:p>
          </table:table-cell>
          <table:table-cell office:value-type="string">
            <text:p>MONTH <text:s text:c="42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MONTH_NAME <text:s text:c="34"/></text:p>
          </table:table-cell>
          <table:table-cell office:value-type="string">
            <text:p>DATE_DIM</text:p>
          </table:table-cell>
          <table:table-cell office:value-type="string">
            <text:p>MONTH_NAME <text:s text:c="34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MONTH_ABBREV <text:s text:c="35"/></text:p>
          </table:table-cell>
          <table:table-cell office:value-type="string">
            <text:p>DATE_DIM</text:p>
          </table:table-cell>
          <table:table-cell office:value-type="string">
            <text:p>MONTH_ABBREV <text:s text:c="35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QUARTER <text:s text:c="40"/></text:p>
          </table:table-cell>
          <table:table-cell office:value-type="string">
            <text:p>DATE_DIM</text:p>
          </table:table-cell>
          <table:table-cell office:value-type="string">
            <text:p>QUARTER <text:s text:c="40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YEAR <text:s text:c="43"/></text:p>
          </table:table-cell>
          <table:table-cell office:value-type="string">
            <text:p>DATE_DIM</text:p>
          </table:table-cell>
          <table:table-cell office:value-type="string">
            <text:p>YEAR <text:s text:c="43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YEARMO <text:s text:c="41"/></text:p>
          </table:table-cell>
          <table:table-cell office:value-type="string">
            <text:p>DATE_DIM</text:p>
          </table:table-cell>
          <table:table-cell office:value-type="string">
            <text:p>YEARMO <text:s text:c="41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FISCAL_MONTH <text:s text:c="33"/></text:p>
          </table:table-cell>
          <table:table-cell office:value-type="string">
            <text:p>DATE_DIM</text:p>
          </table:table-cell>
          <table:table-cell office:value-type="string">
            <text:p>FISCAL_MONTH <text:s text:c="33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FISCAL_QUARTER <text:s text:c="33"/></text:p>
          </table:table-cell>
          <table:table-cell office:value-type="string">
            <text:p>DATE_DIM</text:p>
          </table:table-cell>
          <table:table-cell office:value-type="string">
            <text:p>FISCAL_QUARTER <text:s text:c="33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FISCAL_YEAR <text:s text:c="35"/></text:p>
          </table:table-cell>
          <table:table-cell office:value-type="string">
            <text:p>DATE_DIM</text:p>
          </table:table-cell>
          <table:table-cell office:value-type="string">
            <text:p>FISCAL_YEAR <text:s text:c="35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LAST_DAY_IN_MONTH_FLAG <text:s text:c="24"/></text:p>
          </table:table-cell>
          <table:table-cell office:value-type="string">
            <text:p>DATE_DIM</text:p>
          </table:table-cell>
          <table:table-cell office:value-type="string">
            <text:p>LAST_DAY_IN_MONTH_FLAG <text:s text:c="24"/>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ce12" office:value-type="string">
            <text:p>TBI74_P2G2_DATE_STG_DB</text:p>
          </table:table-cell>
          <table:table-cell office:value-type="string">
            <text:p>SAME_DAY_YEAR_AGO </text:p>
          </table:table-cell>
          <table:table-cell office:value-type="string">
            <text:p>DATE_DIM</text:p>
          </table:table-cell>
          <table:table-cell office:value-type="string">
            <text:p>SAME_DAY_YEAR_AGO </text:p>
          </table:table-cell>
          <table:table-cell office:value-type="string">
            <text:p>DIRECT</text:p>
          </table:table-cell>
          <table:table-cell table:style-name="Default" office:value-type="string">
            <text:p>SELECT </text:p>
          </table:table-cell>
          <table:table-cell table:number-columns-repeated="1017"/>
        </table:table-row>
        <table:table-row table:style-name="ro1">
          <table:table-cell table:style-name="Default" table:number-columns-repeated="1023"/>
        </table:table-row>
        <table:table-row table:style-name="ro1" table:number-rows-repeated="20">
          <table:table-cell/>
          <table:table-cell table:style-name="Default"/>
          <table:table-cell table:number-columns-repeated="1021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_TBI74_P2G2_ITL_BRANCH_DIM" table:style-name="ta1" table:print="false">
        <office:forms form:automatic-focus="false" form:apply-design-mode="false"/>
        <table:table-column table:style-name="co43" table:default-cell-style-name="ce1"/>
        <table:table-column table:style-name="co25" table:default-cell-style-name="ce1"/>
        <table:table-column table:style-name="co44" table:default-cell-style-name="ce1"/>
        <table:table-column table:style-name="co37" table:default-cell-style-name="ce1"/>
        <table:table-column table:style-name="co5" table:default-cell-style-name="ce1"/>
        <table:table-column table:style-name="co6" table:default-cell-style-name="ce1"/>
        <table:table-column table:style-name="co32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>
            <text:p>Mapping Name: M_TBI74_P2G2_ITL_BRANCH_DIM</text:p>
          </table:table-cell>
          <table:table-cell/>
          <table:table-cell office:value-type="string">
            <text:p>Design Date</text:p>
          </table:table-cell>
          <table:table-cell office:value-type="string">
            <text:p>21/11/2014</text:p>
          </table:table-cell>
          <table:table-cell table:number-columns-repeated="102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Target Table </text:p>
          </table:table-cell>
          <table:table-cell table:style-name="ce3" office:value-type="string">
            <text:p>Target Column</text:p>
          </table:table-cell>
          <table:table-cell table:style-name="ce3" office:value-type="string">
            <text:p>Source Table/Flat File</text:p>
          </table:table-cell>
          <table:table-cell table:style-name="ce3" office:value-type="string">
            <text:p>Source Column</text:p>
          </table:table-cell>
          <table:table-cell table:style-name="ce3" office:value-type="string">
            <office:annotation draw:style-name="gr1" draw:text-style-name="P1" svg:width="1.1413in" svg:height="0.3902in" svg:x="12.8677in" svg:y="0.2909in" draw:caption-point-x="-0.2402in" draw:caption-point-y="0.6024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3" office:value-type="string">
            <office:annotation draw:style-name="gr1" draw:text-style-name="P1" svg:width="1.1413in" svg:height="0.5457in" svg:x="14.872in" svg:y="0.2909in" draw:caption-point-x="-0.2402in" draw:caption-point-y="0.6024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3" office:value-type="string">
            <text:p>Logic</text:p>
          </table:table-cell>
          <table:table-cell table:style-name="ce3" table:number-columns-repeated="1016"/>
          <table:table-cell/>
        </table:table-row>
        <table:table-row table:style-name="ro1">
          <table:table-cell table:style-name="ce4"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020"/>
        </table:table-row>
        <table:table-row table:style-name="ro6">
          <table:table-cell table:style-name="ce4" office:value-type="string">
            <text:p>TBI74_P2G2_ITL_BRANCH_DIM</text:p>
          </table:table-cell>
          <table:table-cell table:style-name="Default" office:value-type="string">
            <text:p>BRANCH_KEY</text:p>
          </table:table-cell>
          <table:table-cell table:style-name="Default" table:number-columns-repeated="2"/>
          <table:table-cell office:value-type="string">
            <text:p>INDIRECT</text:p>
          </table:table-cell>
          <table:table-cell office:value-type="string">
            <text:p>SEQUENCE GENERATOR</text:p>
          </table:table-cell>
          <table:table-cell table:style-name="ce13" office:value-type="string">
            <text:p>GENERATE A SEQUENCE WITH : Initial Value = 1, Increment by =1, Final valu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BI74_P2G2_ITL_BRANCH_DIM</text:p>
          </table:table-cell>
          <table:table-cell table:style-name="Default" office:value-type="string">
            <text:p>BRANCH_CODE</text:p>
          </table:table-cell>
          <table:table-cell table:style-name="Default" office:value-type="string">
            <text:p><text:s/>TBI74_P2G2_BRANCH_STG_DB, TBI74_P2G2_CITY_STG_DB</text:p>
          </table:table-cell>
          <table:table-cell table:style-name="Default" office:value-type="string">
            <text:p>BRANCH_CODE</text:p>
          </table:table-cell>
          <table:table-cell office:value-type="string">
            <text:p>DIRECT</text:p>
          </table:table-cell>
          <table:table-cell office:value-type="string">
            <text:p>JOIN</text:p>
          </table:table-cell>
          <table:table-cell table:style-name="ce14" office:value-type="string" table:number-columns-spanned="1" table:number-rows-spanned="6">
            <text:p>JOIN ON CITY_COD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BI74_P2G2_ITL_BRANCH_DIM</text:p>
          </table:table-cell>
          <table:table-cell table:style-name="Default" office:value-type="string">
            <text:p>BRANCH_NAME</text:p>
          </table:table-cell>
          <table:table-cell table:style-name="Default" office:value-type="string">
            <text:p><text:s/>TBI74_P2G2_BRANCH_STG_DB, TBI74_P2G2_CITY_STG_DB</text:p>
          </table:table-cell>
          <table:table-cell table:style-name="Default" office:value-type="string">
            <text:p>BRANCH_NAME</text:p>
          </table:table-cell>
          <table:table-cell office:value-type="string">
            <text:p>DIRECT</text:p>
          </table:table-cell>
          <table:table-cell office:value-type="string">
            <text:p>JOIN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>
            <text:p>TBI74_P2G2_ITL_BRANCH_DIM</text:p>
          </table:table-cell>
          <table:table-cell table:style-name="Default" office:value-type="string">
            <text:p>CITY_CODE</text:p>
          </table:table-cell>
          <table:table-cell table:style-name="Default" office:value-type="string">
            <text:p><text:s/>TBI74_P2G2_BRANCH_STG_DB, TBI74_P2G2_CITY_STG_DB</text:p>
          </table:table-cell>
          <table:table-cell table:style-name="Default" office:value-type="string">
            <text:p>CITY_CODE</text:p>
          </table:table-cell>
          <table:table-cell office:value-type="string">
            <text:p>DIRECT</text:p>
          </table:table-cell>
          <table:table-cell office:value-type="string">
            <text:p>JOIN</text:p>
          </table:table-cell>
          <table:covered-table-cell/>
          <table:table-cell table:number-columns-repeated="1017"/>
        </table:table-row>
        <table:table-row table:style-name="ro4">
          <table:table-cell table:style-name="ce4" office:value-type="string">
            <text:p>TBI74_P2G2_ITL_BRANCH_DIM</text:p>
          </table:table-cell>
          <table:table-cell table:style-name="Default" office:value-type="string">
            <text:p>CITY_NAME</text:p>
          </table:table-cell>
          <table:table-cell table:style-name="Default" office:value-type="string">
            <text:p><text:s/>TBI74_P2G2_BRANCH_STG_DB, TBI74_P2G2_CITY_STG_DB</text:p>
          </table:table-cell>
          <table:table-cell table:style-name="Default" office:value-type="string">
            <text:p>CITY_NAME</text:p>
          </table:table-cell>
          <table:table-cell office:value-type="string">
            <text:p>DIRECT</text:p>
          </table:table-cell>
          <table:table-cell office:value-type="string">
            <text:p>JOIN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>
            <text:p>TBI74_P2G2_ITL_BRANCH_DIM</text:p>
          </table:table-cell>
          <table:table-cell table:style-name="Default" office:value-type="string">
            <text:p>ZONE_CODE</text:p>
          </table:table-cell>
          <table:table-cell table:style-name="Default" office:value-type="string">
            <text:p><text:s/>TBI74_P2G2_BRANCH_STG_DB, TBI74_P2G2_CITY_STG_DB</text:p>
          </table:table-cell>
          <table:table-cell table:style-name="Default" office:value-type="string">
            <text:p>ZONE_CODE</text:p>
          </table:table-cell>
          <table:table-cell office:value-type="string">
            <text:p>DIRECT</text:p>
          </table:table-cell>
          <table:table-cell office:value-type="string">
            <text:p>JOIN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>
            <text:p>TBI74_P2G2_ITL_BRANCH_DIM</text:p>
          </table:table-cell>
          <table:table-cell table:style-name="Default" office:value-type="string">
            <text:p>ZONE_NAME</text:p>
          </table:table-cell>
          <table:table-cell table:style-name="Default" office:value-type="string">
            <text:p><text:s/>TBI74_P2G2_BRANCH_STG_DB, TBI74_P2G2_CITY_STG_DB</text:p>
          </table:table-cell>
          <table:table-cell table:style-name="Default" office:value-type="string">
            <text:p>ZONE_NAME</text:p>
          </table:table-cell>
          <table:table-cell office:value-type="string">
            <text:p>DIRECT</text:p>
          </table:table-cell>
          <table:table-cell office:value-type="string">
            <text:p>JOIN</text:p>
          </table:table-cell>
          <table:covered-table-cell/>
          <table:table-cell table:number-columns-repeated="1017"/>
        </table:table-row>
        <table:table-row table:style-name="ro1">
          <table:table-cell table:style-name="ce4" office:value-type="string">
            <text:p>TBI74_P2G2_ITL_BRANCH_DIM</text:p>
          </table:table-cell>
          <table:table-cell table:style-name="Default" office:value-type="string">
            <text:p>SOURCE_SYSTEM</text:p>
          </table:table-cell>
          <table:table-cell table:style-name="Default" office:value-type="string">
            <text:p><text:s/>TBI74_P2G2_BRANCH_STG_DB, TBI74_P2G2_CITY_STG_DB</text:p>
          </table:table-cell>
          <table:table-cell table:style-name="Default" office:value-type="string">
            <text:p>SOURCE_SYSTEM</text:p>
          </table:table-cell>
          <table:table-cell office:value-type="string">
            <text:p>INDIRECT</text:p>
          </table:table-cell>
          <table:table-cell office:value-type="string">
            <text:p>EXPRESSION</text:p>
          </table:table-cell>
          <table:table-cell office:value-type="string">
            <text:p>IIF (IN(CITY_CODE,'BAN','MYS','MUM','NAG'),'DB','FF')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BI74_P2G2_ITL_BRANCH_DIM</text:p>
          </table:table-cell>
          <table:table-cell table:style-name="Default" office:value-type="string">
            <text:p>LOAD_DATE</text:p>
          </table:table-cell>
          <table:table-cell table:style-name="Default" office:value-type="string">
            <text:p><text:s/>TBI74_P2G2_BRANCH_STG_DB, TBI74_P2G2_CITY_STG_DB</text:p>
          </table:table-cell>
          <table:table-cell table:style-name="Default" office:value-type="string">
            <text:p>LOAD_DATE</text:p>
          </table:table-cell>
          <table:table-cell office:value-type="string">
            <text:p>INDIRECT</text:p>
          </table:table-cell>
          <table:table-cell office:value-type="string">
            <text:p>EXPRESSION</text:p>
          </table:table-cell>
          <table:table-cell office:value-type="string">
            <text:p>ADD SYSDATE AS INPUT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_TBI74_P2G2_ITL_DATE_DIM" table:style-name="ta1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5" table:default-cell-style-name="ce6"/>
        <table:table-column table:style-name="co16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apping Name : M_TBI74_P2G2_ITL_DATE_DIM</text:p>
          </table:table-cell>
          <table:table-cell/>
          <table:table-cell office:value-type="string">
            <text:p>Date of Design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10.9343in" svg:y="0.3335in" draw:caption-point-x="-0.2402in" draw:caption-point-y="0.6008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12.6858in" svg:y="0.3335in" draw:caption-point-x="-0.2402in" draw:caption-point-y="0.6008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DATE_VALUE <text:s text:c="42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DATE_VALUE <text:s text:c="42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DATE_KEY <text:s text:c="44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DATE_KEY <text:s text:c="44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DAY_OF_WEEK <text:s text:c="36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DAY_OF_WEEK <text:s text:c="36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DAY_NUM_IN_MONTH <text:s text:c="31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DAY_NUM_IN_MONTH <text:s text:c="31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DAY_NAME <text:s text:c="38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DAY_NAME <text:s text:c="38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DAY_ABBREV <text:s text:c="36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DAY_ABBREV <text:s text:c="36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style-name="ce11" table:number-columns-spanned="1" table:number-rows-spanned="2"/>
          <table:table-cell table:number-columns-repeated="1017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WEEKDAY_FLAG <text:s text:c="35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WEEKDAY_FLAG <text:s text:c="35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covered-table-cell/>
          <table:table-cell table:number-columns-repeated="1017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WEEK_NUM_IN_YEAR <text:s text:c="30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WEEK_NUM_IN_YEAR <text:s text:c="30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WEEK_BEGIN_DATE <text:s text:c="32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WEEK_BEGIN_DATE <text:s text:c="32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WEEK_BEGIN_DATE_KEY <text:s text:c="28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WEEK_BEGIN_DATE_KEY <text:s text:c="28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MONTH <text:s text:c="42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MONTH <text:s text:c="42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MONTH_NAME <text:s text:c="34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MONTH_NAME <text:s text:c="34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MONTH_ABBREV <text:s text:c="35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MONTH_ABBREV <text:s text:c="35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QUARTER <text:s text:c="40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QUARTER <text:s text:c="40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YEAR <text:s text:c="43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YEAR <text:s text:c="43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YEARMO <text:s text:c="41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YEARMO <text:s text:c="41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FISCAL_MONTH <text:s text:c="33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FISCAL_MONTH <text:s text:c="33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FISCAL_QUARTER <text:s text:c="33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FISCAL_QUARTER <text:s text:c="33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FISCAL_YEAR <text:s text:c="35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FISCAL_YEAR <text:s text:c="35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LAST_DAY_IN_MONTH_FLAG <text:s text:c="24"/></text:p>
          </table:table-cell>
          <table:table-cell office:value-type="string">
            <text:p>TBI74_P2G2_DATE_STG_DB</text:p>
          </table:table-cell>
          <table:table-cell table:style-name="ce1" office:value-type="string">
            <text:p>LAST_DAY_IN_MONTH_FLAG <text:s text:c="24"/>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>
          <table:table-cell table:style-name="Default" office:value-type="string">
            <text:p>TBI74_P2G2_ITL_DATE_DIM</text:p>
          </table:table-cell>
          <table:table-cell table:style-name="ce1" office:value-type="string">
            <text:p>SAME_DAY_YEAR_AGO </text:p>
          </table:table-cell>
          <table:table-cell office:value-type="string">
            <text:p>TBI74_P2G2_DATE_STG_DB</text:p>
          </table:table-cell>
          <table:table-cell table:style-name="ce1" office:value-type="string">
            <text:p>SAME_DAY_YEAR_AGO </text:p>
          </table:table-cell>
          <table:table-cell office:value-type="string">
            <text:p>DIRECT</text:p>
          </table:table-cell>
          <table:table-cell table:style-name="ce1" office:value-type="string">
            <text:p>SELECT </text:p>
          </table:table-cell>
          <table:table-cell table:number-columns-repeated="1018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ITL_SERVICETYPE_DIM" table:style-name="ta1" table:print="false">
        <office:forms form:automatic-focus="false" form:apply-design-mode="false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40" table:number-columns-repeated="2" table:default-cell-style-name="ce1"/>
        <table:table-column table:style-name="co41" table:default-cell-style-name="ce1"/>
        <table:table-column table:style-name="co42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3">
          <table:table-cell office:value-type="string">
            <text:p>Mapping Name:<text:span text:style-name="T2">M_TBI74_P2G2_ITL_SERVICETYPE_DIM</text:span></text:p>
          </table:table-cell>
          <table:table-cell/>
          <table:table-cell office:value-type="string">
            <text:p>Date of Design</text:p>
          </table:table-cell>
          <table:table-cell office:value-type="string">
            <text:p>21/11/2014</text:p>
          </table:table-cell>
          <table:table-cell table:number-columns-repeated="1019"/>
        </table:table-row>
        <table:table-row table:style-name="ro1" table:number-rows-repeated="4">
          <table:table-cell table:style-name="ce2"/>
          <table:table-cell table:number-columns-repeated="1022"/>
        </table:table-row>
        <table:table-row table:style-name="ro1">
          <table:table-cell table:style-name="ce3" office:value-type="string">
            <text:p>Target Table </text:p>
          </table:table-cell>
          <table:table-cell table:style-name="ce3" office:value-type="string">
            <text:p>Target Column</text:p>
          </table:table-cell>
          <table:table-cell table:style-name="ce3" office:value-type="string">
            <text:p>Source Table/Flat File</text:p>
          </table:table-cell>
          <table:table-cell table:style-name="ce3" office:value-type="string">
            <text:p>Source Column</text:p>
          </table:table-cell>
          <table:table-cell table:style-name="ce3" office:value-type="string">
            <office:annotation draw:style-name="gr1" draw:text-style-name="P1" svg:width="1.1413in" svg:height="0.3902in" svg:x="11.6134in" svg:y="0.3in" draw:caption-point-x="-0.2402in" draw:caption-point-y="0.6012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3" office:value-type="string">
            <office:annotation draw:style-name="gr1" draw:text-style-name="P1" svg:width="1.1413in" svg:height="0.5457in" svg:x="13.6724in" svg:y="0.3004in" draw:caption-point-x="-0.2402in" draw:caption-point-y="0.6008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3" office:value-type="string">
            <text:p>Logic</text:p>
          </table:table-cell>
          <table:table-cell table:style-name="ce3" table:number-columns-repeated="1016"/>
        </table:table-row>
        <table:table-row table:style-name="ro7">
          <table:table-cell table:style-name="ce15" office:value-type="string">
            <text:p>TBI74_P2G2_ITL_SERVICETYPE_DIM</text:p>
          </table:table-cell>
          <table:table-cell table:style-name="ce16" office:value-type="string">
            <text:p>SERVICE_TYPE_KEY</text:p>
          </table:table-cell>
          <table:table-cell table:style-name="ce9" office:value-type="string"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" office:value-type="string">
            <text:p/>
            <text:p/>
          </table:table-cell>
          <table:table-cell table:style-name="ce9" office:value-type="string">
            <text:p>INDIRECT</text:p>
          </table:table-cell>
          <table:table-cell table:style-name="ce9" office:value-type="string">
            <text:p>SEQUENCE GENERATOR</text:p>
          </table:table-cell>
          <table:table-cell table:style-name="ce9" office:value-type="string">
            <text:p>SEQUENCE GENERATOR</text:p>
            <text:p>START=1 AND INCREMENTED BY 1</text:p>
          </table:table-cell>
          <table:table-cell table:number-columns-repeated="1016"/>
        </table:table-row>
        <table:table-row table:style-name="ro1">
          <table:table-cell table:style-name="ce15" office:value-type="string">
            <text:p>TBI74_P2G2_ITL_SERVICETYPE_DIM</text:p>
          </table:table-cell>
          <table:table-cell table:style-name="ce17" office:value-type="string">
            <text:p>SERVICE_TYPE_ID</text:p>
          </table:table-cell>
          <table:table-cell table:style-name="ce9" office:value-type="string">
            <text:p>TBI74_P2G2_SERVICETYPE_STG_DB</text:p>
          </table:table-cell>
          <table:table-cell table:style-name="ce17" office:value-type="string">
            <text:p>SERVICE_TYPE_ID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15" office:value-type="string">
            <text:p>TBI74_P2G2_ITL_SERVICETYPE_DIM</text:p>
          </table:table-cell>
          <table:table-cell table:style-name="ce17" office:value-type="string">
            <text:p>SERVICE_TYPE_NAME</text:p>
          </table:table-cell>
          <table:table-cell table:style-name="ce9" office:value-type="string">
            <text:p>TBI74_P2G2_SERVICETYPE_STG_DB</text:p>
          </table:table-cell>
          <table:table-cell table:style-name="ce17" office:value-type="string">
            <text:p>SERVICE_TYPE_NAME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style-name="ce9"/>
          <table:table-cell table:number-columns-repeated="1016"/>
        </table:table-row>
        <table:table-row table:style-name="ro1">
          <table:table-cell table:style-name="ce15" office:value-type="string">
            <text:p>TBI74_P2G2_ITL_SERVICETYPE_DIM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TBI74_P2G2_SERVICETYPE_STG_DB</text:p>
          </table:table-cell>
          <table:table-cell table:style-name="ce9" office:value-type="string">
            <text:p>UNIT</text:p>
          </table:table-cell>
          <table:table-cell table:style-name="ce9" office:value-type="string">
            <text:p>DIRECT</text:p>
          </table:table-cell>
          <table:table-cell table:style-name="ce9" office:value-type="string">
            <text:p>SELECT </text:p>
          </table:table-cell>
          <table:table-cell table:style-name="ce9"/>
          <table:table-cell table:number-columns-repeated="1016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_TBI74_P2G2_ITL_SIM_DIM" table:style-name="ta1" table:print="false">
        <office:forms form:automatic-focus="false" form:apply-design-mode="false"/>
        <table:table-column table:style-name="co10" table:default-cell-style-name="ce6"/>
        <table:table-column table:style-name="co53" table:default-cell-style-name="ce6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9" table:number-columns-repeated="1017" table:default-cell-style-name="ce6"/>
        <table:table-row table:style-name="ro3">
          <table:table-cell office:value-type="string">
            <text:p>M_TBI74_P2G2_ITL_SIM_DIM</text:p>
          </table:table-cell>
          <table:table-cell/>
          <table:table-cell office:value-type="string">
            <text:p>Date of Design <text:s/>21/11/2014</text:p>
          </table:table-cell>
          <table:table-cell table:style-name="ce10" office:value-type="string">
            <text:p>21/11/2014</text:p>
          </table:table-cell>
          <table:table-cell table:number-columns-repeated="1020"/>
        </table:table-row>
        <table:table-row table:style-name="ro3" table:number-rows-repeated="3">
          <table:table-cell table:style-name="ce7"/>
          <table:table-cell table:number-columns-repeated="1023"/>
        </table:table-row>
        <table:table-row table:style-name="ro3">
          <table:table-cell table:style-name="ce7"/>
          <table:table-cell table:number-columns-repeated="4"/>
          <table:table-cell table:style-name="ce7"/>
          <table:table-cell table:number-columns-repeated="1018"/>
        </table:table-row>
        <table:table-row table:style-name="ro3">
          <table:table-cell table:style-name="ce8" office:value-type="string">
            <text:p>Target Table </text:p>
          </table:table-cell>
          <table:table-cell table:style-name="ce8" office:value-type="string">
            <text:p>Target Column</text:p>
          </table:table-cell>
          <table:table-cell table:style-name="ce8" office:value-type="string">
            <text:p>Source Table/Flat File</text:p>
          </table:table-cell>
          <table:table-cell table:style-name="ce8" office:value-type="string">
            <text:p>Source Column</text:p>
          </table:table-cell>
          <table:table-cell table:style-name="ce8" office:value-type="string">
            <office:annotation draw:style-name="gr1" draw:text-style-name="P1" svg:width="1.1413in" svg:height="0.3902in" svg:x="17.4583in" svg:y="0.3327in" draw:caption-point-x="-0.2402in" draw:caption-point-y="0.6016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8" office:value-type="string">
            <office:annotation draw:style-name="gr1" draw:text-style-name="P1" svg:width="1.1413in" svg:height="0.5457in" svg:x="21.2925in" svg:y="0.3327in" draw:caption-point-x="-0.2402in" draw:caption-point-y="0.6016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8" office:value-type="string">
            <text:p>Logic</text:p>
          </table:table-cell>
          <table:table-cell table:number-columns-repeated="1017"/>
        </table:table-row>
        <table:table-row table:style-name="ro8">
          <table:table-cell office:value-type="string">
            <text:p>TBI74_P2G2_ITL_SIM_DIM</text:p>
          </table:table-cell>
          <table:table-cell table:style-name="Default" office:value-type="string">
            <text:p>SIM_KEY</text:p>
          </table:table-cell>
          <table:table-cell table:number-columns-repeated="2"/>
          <table:table-cell office:value-type="string">
            <text:p>INDIRECT</text:p>
          </table:table-cell>
          <table:table-cell table:style-name="ce19" office:value-type="string" table:number-columns-spanned="1" table:number-rows-spanned="31">
            <text:p>EXPRESSION, UNION ,JOINER,AGGREGATOR, ROUTER, LOOKUP TABLE SEQUENCE GENERATORS</text:p>
          </table:table-cell>
          <table:table-cell table:style-name="ce9" office:value-type="string">
            <text:p><text:span text:style-name="T3">SEQUENCE GENERATOR</text:span></text:p>
            <text:p><text:span text:style-name="T3">START=1 AND INCREMENTED BY 1</text:span></text:p>
          </table:table-cell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MOBILE_NO</text:p>
          </table:table-cell>
          <table:table-cell office:value-type="string">
            <text:p>TBI74_P2G2_SIM_STG_DB,TBI74_P2G2_SIM_STG_FF</text:p>
          </table:table-cell>
          <table:table-cell table:style-name="ce18" office:value-type="string">
            <text:p>MOBILE_NO</text:p>
          </table:table-cell>
          <table:table-cell office:value-type="string">
            <text:p>INDIRECT</text:p>
          </table:table-cell>
          <table:covered-table-cell table:style-name="ce1"/>
          <table:table-cell table:number-columns-repeated="1018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SIM_NO</text:p>
          </table:table-cell>
          <table:table-cell office:value-type="string">
            <text:p>TBI74_P2G2_SIM_STG_DB,TBI74_P2G2_SIM_STG_FF</text:p>
          </table:table-cell>
          <table:table-cell office:value-type="string">
            <text:p>SIM_NO</text:p>
          </table:table-cell>
          <table:table-cell office:value-type="string">
            <text:p>INDIRECT</text:p>
          </table:table-cell>
          <table:covered-table-cell table:style-name="ce1"/>
          <table:table-cell table:number-columns-repeated="1018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CUSTOMER_NO</text:p>
          </table:table-cell>
          <table:table-cell office:value-type="string">
            <text:p>TBI74_P2G2_SIM_STG_DB,TBI74_P2G2_SIM_STG_FF</text:p>
          </table:table-cell>
          <table:table-cell office:value-type="string">
            <text:p>CUSTOMER_NO</text:p>
          </table:table-cell>
          <table:table-cell office:value-type="string">
            <text:p>INDIRECT</text:p>
          </table:table-cell>
          <table:covered-table-cell table:style-name="ce1"/>
          <table:table-cell table:number-columns-repeated="1018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ACTIVATION_DT</text:p>
          </table:table-cell>
          <table:table-cell office:value-type="string">
            <text:p>TBI74_P2G2_SIM_STG_DB,TBI74_P2G2_SIM_STG_FF</text:p>
          </table:table-cell>
          <table:table-cell office:value-type="string">
            <text:p>ACTIVATION_DT</text:p>
          </table:table-cell>
          <table:table-cell office:value-type="string">
            <text:p>INDIRECT</text:p>
          </table:table-cell>
          <table:covered-table-cell table:style-name="ce1"/>
          <table:table-cell office:value-type="string">
            <text:p>TO_DATE(ACTIVATION_DT,'DD-MON-YYYY')</text:p>
          </table:table-cell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RATE_PLAN_ID</text:p>
          </table:table-cell>
          <table:table-cell office:value-type="string">
            <text:p>TBI74_P2G2_SIM_STG_DB,TBI74_P2G2_SIM_STG_FF</text:p>
          </table:table-cell>
          <table:table-cell office:value-type="string">
            <text:p>RATE_PLAN_ID</text:p>
          </table:table-cell>
          <table:table-cell office:value-type="string">
            <text:p>INDIRECT</text:p>
          </table:table-cell>
          <table:covered-table-cell table:style-name="ce1"/>
          <table:table-cell table:style-name="ce11"/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CONN_TYPE</text:p>
          </table:table-cell>
          <table:table-cell office:value-type="string">
            <text:p>TBI74_P2G2_SIM_STG_DB,TBI74_P2G2_SIM_STG_FF</text:p>
          </table:table-cell>
          <table:table-cell office:value-type="string">
            <text:p>CONN_TYPE</text:p>
          </table:table-cell>
          <table:table-cell office:value-type="string">
            <text:p>INDIRECT</text:p>
          </table:table-cell>
          <table:covered-table-cell table:style-name="ce1"/>
          <table:table-cell table:number-columns-repeated="1018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CLOSED_DT</text:p>
          </table:table-cell>
          <table:table-cell office:value-type="string">
            <text:p>TBI74_P2G2_SIM_STG_DB,TBI74_P2G2_SIM_STG_FF</text:p>
          </table:table-cell>
          <table:table-cell office:value-type="string">
            <text:p>CLOSED_DT</text:p>
          </table:table-cell>
          <table:table-cell office:value-type="string">
            <text:p>INDIRECT</text:p>
          </table:table-cell>
          <table:covered-table-cell table:style-name="ce1"/>
          <table:table-cell office:value-type="string">
            <text:p>TO_DATE(CLOSED_DT,'DD-MON-YYYY')</text:p>
          </table:table-cell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HOME_LOCATION</text:p>
          </table:table-cell>
          <table:table-cell office:value-type="string">
            <text:p>TBI74_P2G2_SIM_STG_DB,TBI74_P2G2_SIM_STG_FF</text:p>
          </table:table-cell>
          <table:table-cell office:value-type="string">
            <text:p>HOME_LOCATION</text:p>
          </table:table-cell>
          <table:table-cell office:value-type="string">
            <text:p>INDIRECT</text:p>
          </table:table-cell>
          <table:covered-table-cell table:style-name="ce1"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3"/>
          <table:covered-table-cell table:style-name="ce1"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3"/>
          <table:covered-table-cell table:style-name="ce1"/>
          <table:table-cell office:value-type="string" table:number-columns-spanned="1" table:number-rows-spanned="2">
            <text:p>JOINED ON RATE_PLAN_ID(JOIN A)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3"/>
          <table:covered-table-cell table:style-name="ce1"/>
          <table:covered-table-cell/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3"/>
          <table:covered-table-cell table:style-name="ce1"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3"/>
          <table:covered-table-cell table:style-name="ce1"/>
          <table:table-cell table:number-columns-repeated="1018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CALLS</text:p>
          </table:table-cell>
          <table:table-cell office:value-type="string">
            <text:p>TBI74_P2G2_RATE_PLAN_C_STG_DB, TBI74_P2G2_RATE_PLAN_C_STG_FF</text:p>
          </table:table-cell>
          <table:table-cell/>
          <table:table-cell office:value-type="string">
            <text:p>INDIRECT</text:p>
          </table:table-cell>
          <table:covered-table-cell/>
          <table:table-cell table:style-name="ce20" office:value-type="string">
            <text:p>IIF(SERVICE_TYPE_ID='SOO1',1,0),FIND MAX(CALLS) USING AGGREGATOR,IIF(MAX_CALLS=1,'Y','N')</text:p>
          </table:table-cell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SMS</text:p>
          </table:table-cell>
          <table:table-cell office:value-type="string">
            <text:p>TBI74_P2G2_RATE_PLAN_C_STG_DB, TBI74_P2G2_RATE_PLAN_C_STG_FF</text:p>
          </table:table-cell>
          <table:table-cell/>
          <table:table-cell office:value-type="string">
            <text:p>INDIRECT</text:p>
          </table:table-cell>
          <table:covered-table-cell/>
          <table:table-cell table:style-name="ce21" office:value-type="string">
            <text:p>IIF(SERVICE_TYPE_ID='SOO2',1,0),<text:span text:style-name="T4">FIND MAX(SMS) USING AGGREGATOR,IIF(MAX_SMS=1,'Y','N')</text:span></text:p>
          </table:table-cell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MMS</text:p>
          </table:table-cell>
          <table:table-cell office:value-type="string">
            <text:p>TBI74_P2G2_RATE_PLAN_C_STG_DB, TBI74_P2G2_RATE_PLAN_C_STG_FF</text:p>
          </table:table-cell>
          <table:table-cell/>
          <table:table-cell office:value-type="string">
            <text:p>INDIRECT</text:p>
          </table:table-cell>
          <table:covered-table-cell/>
          <table:table-cell table:style-name="ce21" office:value-type="string">
            <text:p>IIF(SERVICE_TYPE_ID='SOO3',1,0),<text:span text:style-name="T4">FIND MAX(MMS) USING AGGREGATOR,IIF(MAX_MMS=1,'Y','N')</text:span></text:p>
          </table:table-cell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DATA</text:p>
          </table:table-cell>
          <table:table-cell office:value-type="string">
            <text:p>TBI74_P2G2_RATE_PLAN_C_STG_DB, TBI74_P2G2_RATE_PLAN_C_STG_FF</text:p>
          </table:table-cell>
          <table:table-cell/>
          <table:table-cell office:value-type="string">
            <text:p>INDIRECT</text:p>
          </table:table-cell>
          <table:covered-table-cell/>
          <table:table-cell table:style-name="ce21" office:value-type="string">
            <text:p>IIF(SERVICE_TYPE_ID='SOO4',1,0),<text:span text:style-name="T4">FIND MAX(DATA</text:span><text:span text:style-name="T4">) USING AGGREGATOR,IIF(MAX_DATA=1,'Y','N')</text:span>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3"/>
          <table:covered-table-cell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3"/>
          <table:covered-table-cell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3"/>
          <table:covered-table-cell/>
          <table:table-cell office:value-type="string">
            <text:p>JOINED WITH JOIN A ON RATE_PLAN_ID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table:number-columns-repeated="3"/>
          <table:covered-table-cell/>
          <table:table-cell table:number-columns-repeated="1018"/>
        </table:table-row>
        <table:table-row table:style-name="ro3">
          <table:table-cell/>
          <table:table-cell table:style-name="Default"/>
          <table:table-cell table:number-columns-repeated="3"/>
          <table:covered-table-cell/>
          <table:table-cell table:number-columns-repeated="1018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RATE_PLAN_NAME</text:p>
          </table:table-cell>
          <table:table-cell office:value-type="string">
            <text:p>TBI74_P2G2_RATE_PLAN_STG_DB, TBI74_P2G2_RATE_PLAN_STG_FF</text:p>
          </table:table-cell>
          <table:table-cell table:style-name="Default" office:value-type="string">
            <text:p>RATE_PLAN_NAME</text:p>
          </table:table-cell>
          <table:table-cell office:value-type="string">
            <text:p>INDIRECT</text:p>
          </table:table-cell>
          <table:covered-table-cell/>
          <table:table-cell table:style-name="ce22"/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RATE_PLAN_START_DATE</text:p>
          </table:table-cell>
          <table:table-cell office:value-type="string">
            <text:p>TBI74_P2G2_RATE_PLAN_STG_DB, TBI74_P2G2_RATE_PLAN_STG_FF</text:p>
          </table:table-cell>
          <table:table-cell table:style-name="Default" office:value-type="string">
            <text:p>RATE_PLAN_START_DATE</text:p>
          </table:table-cell>
          <table:table-cell office:value-type="string">
            <text:p>INDIRECT</text:p>
          </table:table-cell>
          <table:covered-table-cell/>
          <table:table-cell office:value-type="string">
            <text:p>TO_DATE(RATE_PLAN_START_DATE,'DD/MM/YYYY')</text:p>
          </table:table-cell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RATE_PLAN_END_DATE</text:p>
          </table:table-cell>
          <table:table-cell office:value-type="string">
            <text:p>TBI74_P2G2_RATE_PLAN_STG_DB, TBI74_P2G2_RATE_PLAN_STG_FF</text:p>
          </table:table-cell>
          <table:table-cell table:style-name="Default" office:value-type="string">
            <text:p>RATE_PLAN_END_DATE</text:p>
          </table:table-cell>
          <table:table-cell office:value-type="string">
            <text:p>INDIRECT</text:p>
          </table:table-cell>
          <table:covered-table-cell/>
          <table:table-cell office:value-type="string">
            <text:p>TO_DATE(RATE_PLAN_END_DATE,'DD/MM/YYYY')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covered-table-cell/>
          <table:table-cell table:number-columns-repeated="1018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/>
          <table:covered-table-cell/>
          <table:table-cell table:number-columns-repeated="1018"/>
        </table:table-row>
        <table:table-row table:style-name="ro9">
          <table:table-cell office:value-type="string">
            <text:p>TBI74_P2G2_ITL_SIM_DIM</text:p>
          </table:table-cell>
          <table:table-cell table:style-name="Default" office:value-type="string">
            <text:p>EXPIRY_DT</text:p>
          </table:table-cell>
          <table:table-cell table:number-columns-repeated="2"/>
          <table:table-cell office:value-type="string">
            <text:p>INDIRECT</text:p>
          </table:table-cell>
          <table:covered-table-cell/>
          <table:table-cell office:value-type="string">
            <text:p>UPDATE ACCORDING TO CONCEPT OF </text:p>
            <text:p>SCD TYPE 2.CREATING THE FLAG FOR CHECKING THE PAST DATA AND <text:s text:c="7"/>PRESENT DATA FOR ALL ATTRIBUTES.UPDATE AND INSERT IS DONE BASED ON THE RESULT OF LOOKUP OF TARGET TABLE USING ROUTER.USING EXPRESSION SYSDATE AND EXPIRY DATE(SYSDATE+50 YEARS) IS SET.</text:p>
          </table:table-cell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SOURCE_SYSTEM</text:p>
          </table:table-cell>
          <table:table-cell office:value-type="string">
            <text:p><text:s/></text:p>
          </table:table-cell>
          <table:table-cell/>
          <table:table-cell office:value-type="string">
            <text:p>INDIRECT</text:p>
          </table:table-cell>
          <table:covered-table-cell/>
          <table:table-cell office:value-type="string">
            <text:p>IF(HOME_LOCATION='KOL' ,'FF','DB')</text:p>
          </table:table-cell>
          <table:table-cell table:number-columns-repeated="1017"/>
        </table:table-row>
        <table:table-row table:style-name="ro3">
          <table:table-cell office:value-type="string">
            <text:p>TBI74_P2G2_ITL_SIM_DIM</text:p>
          </table:table-cell>
          <table:table-cell table:style-name="Default" office:value-type="string">
            <text:p>LOAD_DATE</text:p>
          </table:table-cell>
          <table:table-cell table:number-columns-repeated="2"/>
          <table:table-cell office:value-type="string">
            <text:p>INDIRECT</text:p>
          </table:table-cell>
          <table:covered-table-cell/>
          <table:table-cell office:value-type="string">
            <text:p>SYSDATE</text:p>
          </table:table-cell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_TBI74_P2G2_ITL_USAGE_FACT" table:style-name="ta1" table:print="false">
        <office:forms form:automatic-focus="false" form:apply-design-mode="false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40" table:default-cell-style-name="ce1"/>
        <table:table-column table:style-name="co63" table:default-cell-style-name="ce1"/>
        <table:table-column table:style-name="co64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0">
          <table:table-cell office:value-type="string">
            <text:p>Mapping Name:M_<text:span text:style-name="T2">TBI74_P2G2_ITL_USAGE_FACT</text:span></text:p>
          </table:table-cell>
          <table:table-cell/>
          <table:table-cell office:value-type="string">
            <text:p>Date of Design</text:p>
          </table:table-cell>
          <table:table-cell office:value-type="string">
            <text:p>21/11/2014</text:p>
          </table:table-cell>
          <table:table-cell table:number-columns-repeated="1019"/>
        </table:table-row>
        <table:table-row table:style-name="ro1" table:number-rows-repeated="4">
          <table:table-cell table:style-name="ce2"/>
          <table:table-cell table:number-columns-repeated="1022"/>
        </table:table-row>
        <table:table-row table:style-name="ro1">
          <table:table-cell table:style-name="ce3" office:value-type="string">
            <text:p>Target Table </text:p>
          </table:table-cell>
          <table:table-cell table:style-name="ce3" office:value-type="string">
            <text:p>Target Column</text:p>
          </table:table-cell>
          <table:table-cell table:style-name="ce3" office:value-type="string">
            <text:p>Source Table/Flat File</text:p>
          </table:table-cell>
          <table:table-cell table:style-name="ce3" office:value-type="string">
            <text:p>Source Column</text:p>
          </table:table-cell>
          <table:table-cell table:style-name="ce3" office:value-type="string">
            <office:annotation draw:style-name="gr1" draw:text-style-name="P1" svg:width="1.1413in" svg:height="0.3902in" svg:x="13.0295in" svg:y="0.2969in" draw:caption-point-x="-0.2402in" draw:caption-point-y="0.6035in">
              <dc:date>2012-04-05T00:00:00</dc:date>
              <text:p text:style-name="P1"><text:span text:style-name="T1">Direct/Transformed</text:span></text:p>
            </office:annotation>
            <text:p>Load Type</text:p>
          </table:table-cell>
          <table:table-cell table:style-name="ce3" office:value-type="string">
            <office:annotation draw:style-name="gr1" draw:text-style-name="P1" svg:width="1.1413in" svg:height="0.5457in" svg:x="15.3724in" svg:y="0.2972in" draw:caption-point-x="-0.2402in" draw:caption-point-y="0.6031in">
              <dc:date>2012-04-05T00:00:00</dc:date>
              <text:p text:style-name="P1"><text:span text:style-name="T1">The type of Transformation used</text:span></text:p>
            </office:annotation>
            <text:p>Transformation</text:p>
          </table:table-cell>
          <table:table-cell table:style-name="ce3" office:value-type="string">
            <text:p>Logic</text:p>
          </table:table-cell>
          <table:table-cell table:style-name="ce3" table:number-columns-repeated="1016"/>
        </table:table-row>
        <table:table-row table:style-name="ro8">
          <table:table-cell table:style-name="ce12" office:value-type="string">
            <text:p>TBI74_P2G2_ITL_USAGE_FACT</text:p>
          </table:table-cell>
          <table:table-cell table:style-name="ce23" office:value-type="string">
            <text:p>USAGE_KEY</text:p>
          </table:table-cell>
          <table:table-cell table:number-columns-repeated="2"/>
          <table:table-cell office:value-type="string">
            <text:p>INDIRECT</text:p>
          </table:table-cell>
          <table:table-cell office:value-type="string">
            <text:p>SEQUENCE GENERATOR</text:p>
          </table:table-cell>
          <table:table-cell office:value-type="string">
            <text:p><text:span text:style-name="T3">SEQUENCE GENERATOR</text:span></text:p>
            <text:p><text:span text:style-name="T3">START=1 AND INCREMENTED BY 1</text:span></text:p>
          </table:table-cell>
          <table:table-cell table:number-columns-repeated="1016"/>
        </table:table-row>
        <table:table-row table:style-name="ro11">
          <table:table-cell table:style-name="ce12" office:value-type="string">
            <text:p>TBI74_P2G2_ITL_USAGE_FACT</text:p>
          </table:table-cell>
          <table:table-cell office:value-type="string">
            <text:p>USAGE_ID</text:p>
          </table:table-cell>
          <table:table-cell table:style-name="ce26" office:value-type="string">
            <text:p/>
            <text:p>TBI74_P1G2_ITL_CDR_STG_DB,</text:p>
            <text:p>TBI74_P1G2_ITL_CDR_STG_FF</text:p>
            <text:p/>
          </table:table-cell>
          <table:table-cell office:value-type="string">
            <text:p>USAGE_ID</text:p>
          </table:table-cell>
          <table:table-cell office:value-type="string">
            <text:p>INDIRECT</text:p>
          </table:table-cell>
          <table:table-cell table:style-name="ce19" office:value-type="string">
            <text:p>EXPRESSION,UNION</text:p>
          </table:table-cell>
          <table:table-cell table:style-name="ce26" office:value-type="string">
            <text:p>TRUNC(USAGE_START_TIME) FOR CDR_DB ,</text:p>
            <text:p>SUBSTR(USAGE_START_TIME,1,INSTR(USAGE_START_TIME,' ',1,1)) <text:s text:c="126"/>AND TO_DATE(USAGE_START_TEMP,'MM/DD/YYYY')FOR CDR_FF,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TBI74_P2G2_ITL_USAGE_FACT</text:p>
          </table:table-cell>
          <table:table-cell office:value-type="string">
            <text:p>SIM_KEY</text:p>
          </table:table-cell>
          <table:table-cell office:value-type="string">
            <text:p>TBI74_P2G2_ITL_SIM_DIM</text:p>
          </table:table-cell>
          <table:table-cell office:value-type="string">
            <text:p>SIM_KEY</text:p>
          </table:table-cell>
          <table:table-cell office:value-type="string">
            <text:p>INDIRECT</text:p>
          </table:table-cell>
          <table:table-cell office:value-type="string">
            <text:p>LOOKUP</text:p>
          </table:table-cell>
          <table:table-cell office:value-type="string">
            <text:p>LOOKED UP USING ORIGINATING_MOBILE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TBI74_P2G2_ITL_USAGE_FACT</text:p>
          </table:table-cell>
          <table:table-cell table:style-name="ce24" office:value-type="string">
            <text:p>BRANCH_KEY</text:p>
          </table:table-cell>
          <table:table-cell office:value-type="string">
            <text:p>TBI74_P2G2_ITL_BRANCH_DIM</text:p>
          </table:table-cell>
          <table:table-cell table:style-name="ce24" office:value-type="string">
            <text:p>BRANCH_KEY</text:p>
          </table:table-cell>
          <table:table-cell office:value-type="string">
            <text:p>INDIRECT</text:p>
          </table:table-cell>
          <table:table-cell office:value-type="string">
            <text:p>LOOKUP</text:p>
          </table:table-cell>
          <table:table-cell office:value-type="string">
            <text:p>LOOKED UP USING HOME_LOCATION</text:p>
          </table:table-cell>
          <table:table-cell table:number-columns-repeated="1016"/>
        </table:table-row>
        <table:table-row table:style-name="ro9">
          <table:table-cell table:style-name="ce12" office:value-type="string">
            <text:p>TBI74_P2G2_ITL_USAGE_FACT</text:p>
          </table:table-cell>
          <table:table-cell table:style-name="ce25" office:value-type="string">
            <text:p>BILL_DATE</text:p>
          </table:table-cell>
          <table:table-cell table:style-name="ce27" office:value-type="string">
            <text:p>TBI74_P2G2_ITL_DATE_DIM</text:p>
          </table:table-cell>
          <table:table-cell table:style-name="ce25" office:value-type="string">
            <text:p>DATE_KEY</text:p>
          </table:table-cell>
          <table:table-cell office:value-type="string">
            <text:p>INDIRECT</text:p>
          </table:table-cell>
          <table:table-cell office:value-type="string">
            <text:p>EXPRESSION,LOOKUP</text:p>
          </table:table-cell>
          <table:table-cell table:style-name="ce26" office:value-type="string">
            <text:p/>
            <text:p>LAST_DAY(TRUNC(USAGE_START_TIME)),LOOKEDUP USING USAGE_START_TIME FROM EXPRESSION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TBI74_P2G2_ITL_USAGE_FACT</text:p>
          </table:table-cell>
          <table:table-cell office:value-type="string">
            <text:p>SERVICE_TYPE_KEY</text:p>
          </table:table-cell>
          <table:table-cell office:value-type="string">
            <text:p>TBI74_P2G2_ITL_SERVICE_TYPE_DIM</text:p>
          </table:table-cell>
          <table:table-cell office:value-type="string">
            <text:p>SERVICE_TYPE_KEY</text:p>
          </table:table-cell>
          <table:table-cell office:value-type="string">
            <text:p>INDIRECT</text:p>
          </table:table-cell>
          <table:table-cell office:value-type="string">
            <text:p>LOOKUP</text:p>
          </table:table-cell>
          <table:table-cell office:value-type="string">
            <text:p>LOOKEDUP USING SERVICE_TYPE_ID</text:p>
          </table:table-cell>
          <table:table-cell table:number-columns-repeated="1016"/>
        </table:table-row>
        <table:table-row table:style-name="ro9">
          <table:table-cell table:style-name="ce12" office:value-type="string">
            <text:p>TBI74_P2G2_ITL_USAGE_FACT</text:p>
          </table:table-cell>
          <table:table-cell office:value-type="string">
            <text:p>SERVICE_USAGE</text:p>
          </table:table-cell>
          <table:table-cell table:style-name="ce26" office:value-type="string">
            <text:p>TBI74_P1G2_ITL_CDR_STG_DB,</text:p>
            <text:p>TBI74_P1G2_ITL_CDR_STG_FF</text:p>
          </table:table-cell>
          <table:table-cell office:value-type="string">
            <text:p>SERVICE_USAGE</text:p>
          </table:table-cell>
          <table:table-cell office:value-type="string">
            <text:p>INDIRECT</text:p>
          </table:table-cell>
          <table:table-cell office:value-type="string">
            <text:p>EXPRESSION,UNION</text:p>
          </table:table-cell>
          <table:table-cell table:style-name="ce26" office:value-type="string">
            <text:p>ABS(SERVICE_USAGE)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TBI74_P2G2_ITL_USAGE_FACT</text:p>
          </table:table-cell>
          <table:table-cell office:value-type="string">
            <text:p>SOURCE_SYSTEM</text:p>
          </table:table-cell>
          <table:table-cell office:value-type="string">
            <text:p>TBI74_P2G2_ITL_BRANCH_DIM</text:p>
          </table:table-cell>
          <table:table-cell office:value-type="string">
            <text:p>SOURCE_SYSTEM</text:p>
          </table:table-cell>
          <table:table-cell office:value-type="string">
            <text:p>INDIRECT</text:p>
          </table:table-cell>
          <table:table-cell office:value-type="string">
            <text:p>LOKUP</text:p>
          </table:table-cell>
          <table:table-cell office:value-type="string">
            <text:p>LOOKEDUP USING HOME_LOCATION</text:p>
          </table:table-cell>
          <table:table-cell table:number-columns-repeated="1016"/>
        </table:table-row>
        <table:table-row table:style-name="ro1">
          <table:table-cell table:style-name="ce12" office:value-type="string">
            <text:p>TBI74_P2G2_ITL_USAGE_FACT</text:p>
          </table:table-cell>
          <table:table-cell office:value-type="string">
            <text:p>LOAD_DATE</text:p>
          </table:table-cell>
          <table:table-cell office:value-type="string">
            <text:p>TBI74_P2G2_ITL_SIM_DIM</text:p>
          </table:table-cell>
          <table:table-cell office:value-type="string">
            <text:p>LOAD_DATE</text:p>
          </table:table-cell>
          <table:table-cell office:value-type="string">
            <text:p>INDIRECT</text:p>
          </table:table-cell>
          <table:table-cell office:value-type="string">
            <text:p>EXPRESSION</text:p>
          </table:table-cell>
          <table:table-cell table:style-name="ce26" office:value-type="string">
            <text:p>TRUNC(SYSDATE)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hell Dlg" svg:font-family="'MS Shell Dlg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12/04/2014</text:date>, <text:time>17:0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5:35:43.74</meta:creation-date>
    <meta:editing-duration>PT4H46M41S</meta:editing-duration>
    <meta:editing-cycles>38</meta:editing-cycles>
    <meta:generator>OpenOffice/4.0.0$Win32 OpenOffice.org_project/400m3$Build-9702</meta:generator>
    <dc:date>2014-12-04T17:06:03.08</dc:date>
    <meta:document-statistic meta:table-count="17" meta:cell-count="1047" meta:object-count="0"/>
  </office:meta>
</office:document-meta>
</file>